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micSansMS" svg:font-family="ComicSans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SansMS1" svg:font-family="ComicSansM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13f30"/>
    </style:style>
    <style:style style:name="P2" style:family="paragraph" style:parent-style-name="Standard">
      <style:paragraph-properties fo:text-align="justify" style:justify-single-word="false"/>
      <style:text-properties style:font-name="Verdana" officeooo:paragraph-rsid="00013f30" style:font-name-complex="Times New Roman1"/>
    </style:style>
    <style:style style:name="P3" style:family="paragraph" style:parent-style-name="Standard">
      <style:text-properties fo:font-size="12pt" officeooo:paragraph-rsid="00013f30" style:font-size-asian="12pt"/>
    </style:style>
    <style:style style:name="P4" style:family="paragraph" style:parent-style-name="Standard">
      <style:paragraph-properties fo:text-align="center" style:justify-single-word="false"/>
      <style:text-properties officeooo:paragraph-rsid="00013f30"/>
    </style:style>
    <style:style style:name="P5" style:family="paragraph" style:parent-style-name="Standard">
      <style:paragraph-properties fo:text-align="justify" style:justify-single-word="false"/>
      <style:text-properties officeooo:paragraph-rsid="00013f30"/>
    </style:style>
    <style:style style:name="P6" style:family="paragraph" style:parent-style-name="Standard">
      <style:paragraph-properties fo:text-align="start" style:justify-single-word="false"/>
      <style:text-properties officeooo:paragraph-rsid="00013f30"/>
    </style:style>
    <style:style style:name="P7" style:family="paragraph" style:parent-style-name="Standard">
      <style:paragraph-properties fo:margin-top="0.238cm" fo:margin-bottom="0.238cm" style:contextual-spacing="false" style:line-height-at-least="0.476cm" fo:background-color="#ffffff">
        <style:background-image/>
      </style:paragraph-properties>
      <style:text-properties officeooo:paragraph-rsid="00013f30"/>
    </style:style>
    <style:style style:name="P8" style:family="paragraph" style:parent-style-name="Standard" style:list-style-name="WWNum2">
      <style:paragraph-properties fo:margin-left="0.529cm" fo:margin-right="0cm" fo:margin-top="0cm" fo:margin-bottom="0.176cm" style:contextual-spacing="false" style:line-height-at-least="0.476cm" fo:text-indent="-0.635cm" style:auto-text-indent="false" fo:background-color="#ffffff">
        <style:background-image/>
      </style:paragraph-properties>
      <style:text-properties officeooo:paragraph-rsid="00013f30"/>
    </style:style>
    <style:style style:name="P9" style:family="paragraph" style:parent-style-name="Standard" style:master-page-name="Standard">
      <style:paragraph-properties style:page-number="auto"/>
      <style:text-properties officeooo:paragraph-rsid="00013f30"/>
    </style:style>
    <style:style style:name="P10" style:family="paragraph" style:parent-style-name="Standard" style:list-style-name="WWNum1">
      <style:paragraph-properties fo:margin-left="0cm" fo:margin-right="0cm" fo:margin-top="0cm" fo:margin-bottom="0.176cm" style:contextual-spacing="false" style:line-height-at-least="0.476cm" fo:text-indent="0cm" style:auto-text-indent="false" fo:background-color="#ffffff">
        <style:background-image/>
      </style:paragraph-properties>
      <style:text-properties officeooo:paragraph-rsid="00013f30"/>
    </style:style>
    <style:style style:name="P11" style:family="paragraph" style:parent-style-name="Standard">
      <style:paragraph-properties fo:margin-left="0cm" fo:margin-right="0cm" fo:margin-top="0.238cm" fo:margin-bottom="0.238cm" style:contextual-spacing="false" style:line-height-at-least="0.476cm" fo:text-indent="0cm" style:auto-text-indent="false" fo:background-color="#ffffff">
        <style:background-image/>
      </style:paragraph-properties>
      <style:text-properties officeooo:paragraph-rsid="00013f30"/>
    </style:style>
    <style:style style:name="P12" style:family="paragraph" style:parent-style-name="Standard" style:list-style-name="WWNum21">
      <style:paragraph-properties fo:margin-left="0cm" fo:margin-right="0cm" fo:margin-top="0.176cm" fo:margin-bottom="0.042cm" style:contextual-spacing="false" style:line-height-at-least="0.508cm" fo:text-indent="0cm" style:auto-text-indent="false" fo:background-color="#ffffff">
        <style:tab-stops>
          <style:tab-stop style:position="3.752cm"/>
        </style:tab-stops>
        <style:background-image/>
      </style:paragraph-properties>
      <style:text-properties officeooo:paragraph-rsid="00013f30"/>
    </style:style>
    <style:style style:name="P13" style:family="paragraph" style:parent-style-name="Standard" style:list-style-name="WWNum23">
      <style:paragraph-properties fo:margin-left="0cm" fo:margin-right="0cm" fo:margin-top="0.176cm" fo:margin-bottom="0.042cm" style:contextual-spacing="false" style:line-height-at-least="0.508cm" fo:text-indent="1.981cm" style:auto-text-indent="false" fo:background-color="#ffffff">
        <style:background-image/>
      </style:paragraph-properties>
      <style:text-properties officeooo:paragraph-rsid="00013f30"/>
    </style:style>
    <style:style style:name="P14" style:family="paragraph" style:parent-style-name="Standard">
      <style:paragraph-properties fo:margin-top="0cm" fo:margin-bottom="0cm" style:contextual-spacing="false" style:line-height-at-least="0.476cm"/>
      <style:text-properties officeooo:paragraph-rsid="00013f30"/>
    </style:style>
    <style:style style:name="P15"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fo:font-size="12pt" fo:font-weight="bold" officeooo:paragraph-rsid="00013f30" style:font-size-asian="12pt" style:font-weight-asian="bold" style:font-size-complex="12pt"/>
    </style:style>
    <style:style style:name="P16" style:family="paragraph" style:parent-style-name="Standard" style:master-page-name="Standard">
      <style:paragraph-properties style:page-number="auto"/>
      <style:text-properties officeooo:paragraph-rsid="00013f30"/>
    </style:style>
    <style:style style:name="P17" style:family="paragraph" style:parent-style-name="Standard" style:list-style-name="WWNum17">
      <style:paragraph-properties fo:margin-left="0.042cm" fo:margin-right="0cm" fo:margin-top="0.176cm" fo:margin-bottom="0.042cm" style:contextual-spacing="false" style:line-height-at-least="0.508cm" fo:text-indent="0cm" style:auto-text-indent="false" fo:background-color="#ffffff">
        <style:background-image/>
      </style:paragraph-properties>
      <style:text-properties officeooo:paragraph-rsid="00013f30"/>
    </style:style>
    <style:style style:name="P18" style:family="paragraph" style:parent-style-name="Standard" style:master-page-name="Standard">
      <style:paragraph-properties style:page-number="auto"/>
      <style:text-properties officeooo:paragraph-rsid="00013f30"/>
    </style:style>
    <style:style style:name="P19" style:family="paragraph" style:parent-style-name="HTML_20_Preformatted">
      <style:paragraph-properties fo:text-align="center" style:justify-single-word="false"/>
      <style:text-properties officeooo:paragraph-rsid="00013f30"/>
    </style:style>
    <style:style style:name="P20" style:family="paragraph" style:parent-style-name="HTML_20_Preformatted">
      <style:paragraph-properties fo:text-align="justify" style:justify-single-word="false"/>
      <style:text-properties style:font-name="Calibri" fo:font-size="12pt" officeooo:paragraph-rsid="00013f30" style:font-size-asian="12pt" style:font-name-complex="Times New Roman1" style:font-size-complex="12pt"/>
    </style:style>
    <style:style style:name="P21" style:family="paragraph" style:parent-style-name="HTML_20_Preformatted">
      <style:paragraph-properties fo:text-align="justify" style:justify-single-word="false"/>
      <style:text-properties style:font-name="Calibri" fo:font-size="12pt" fo:font-weight="bold" officeooo:paragraph-rsid="00013f30" style:font-size-asian="12pt" style:font-weight-asian="bold" style:font-name-complex="Times New Roman1" style:font-size-complex="12pt"/>
    </style:style>
    <style:style style:name="P22" style:family="paragraph" style:parent-style-name="HTML_20_Preformatted">
      <style:paragraph-properties fo:text-align="justify" style:justify-single-word="false"/>
      <style:text-properties officeooo:paragraph-rsid="00013f30"/>
    </style:style>
    <style:style style:name="P23" style:family="paragraph" style:parent-style-name="HTML_20_Preformatted" style:list-style-name="WWNum6">
      <style:paragraph-properties fo:margin-left="0cm" fo:margin-right="0cm" fo:text-align="justify" style:justify-single-word="false" fo:text-indent="-0.635cm" style:auto-text-indent="false"/>
      <style:text-properties officeooo:paragraph-rsid="00013f30"/>
    </style:style>
    <style:style style:name="P24" style:family="paragraph" style:parent-style-name="HTML_20_Preformatted" style:list-style-name="WWNum6">
      <style:paragraph-properties fo:margin-left="0cm" fo:margin-right="0cm" fo:text-indent="-0.635cm" style:auto-text-indent="false"/>
      <style:text-properties officeooo:paragraph-rsid="00023ac0"/>
    </style:style>
    <style:style style:name="P25" style:family="paragraph" style:parent-style-name="HTML_20_Preformatted">
      <style:paragraph-properties fo:margin-left="2.54cm" fo:margin-right="0cm" fo:text-align="justify" style:justify-single-word="false" fo:text-indent="0cm" style:auto-text-indent="false"/>
      <style:text-properties style:font-name="Calibri" fo:font-size="12pt" fo:font-weight="bold" officeooo:paragraph-rsid="00013f30" style:font-size-asian="12pt" style:font-weight-asian="bold" style:font-name-complex="Times New Roman1" style:font-size-complex="12pt"/>
    </style:style>
    <style:style style:name="P26" style:family="paragraph" style:parent-style-name="HTML_20_Preformatted">
      <style:paragraph-properties fo:margin-left="1.27cm" fo:margin-right="0cm" fo:text-indent="0cm" style:auto-text-indent="false"/>
      <style:text-properties style:font-name="Calibri" fo:font-size="12pt" officeooo:paragraph-rsid="00013f30" style:font-size-asian="12pt" style:font-name-complex="Times New Roman1" style:font-size-complex="12pt"/>
    </style:style>
    <style:style style:name="P27" style:family="paragraph" style:parent-style-name="HTML_20_Preformatted">
      <style:paragraph-properties fo:margin-left="1.905cm" fo:margin-right="0cm" fo:text-indent="0cm" style:auto-text-indent="false"/>
      <style:text-properties officeooo:paragraph-rsid="00013f30"/>
    </style:style>
    <style:style style:name="P28" style:family="paragraph" style:parent-style-name="HTML_20_Preformatted">
      <style:paragraph-properties fo:margin-left="0cm" fo:margin-right="0cm" fo:text-indent="0cm" style:auto-text-indent="false"/>
      <style:text-properties officeooo:paragraph-rsid="00013f30"/>
    </style:style>
    <style:style style:name="P29" style:family="paragraph" style:parent-style-name="HTML_20_Preformatted">
      <style:paragraph-properties fo:margin-left="0cm" fo:margin-right="0cm" fo:text-indent="0cm" style:auto-text-indent="false"/>
      <style:text-properties officeooo:paragraph-rsid="00023ac0"/>
    </style:style>
    <style:style style:name="P30" style:family="paragraph" style:parent-style-name="Default">
      <style:paragraph-properties fo:text-align="justify" style:justify-single-word="false"/>
      <style:text-properties officeooo:paragraph-rsid="00013f30"/>
    </style:style>
    <style:style style:name="P31" style:family="paragraph" style:parent-style-name="Default">
      <style:paragraph-properties fo:text-align="justify" style:justify-single-word="false"/>
      <style:text-properties style:font-name="Calibri" officeooo:paragraph-rsid="00013f30" style:font-name-complex="Times New Roman1"/>
    </style:style>
    <style:style style:name="P32" style:family="paragraph" style:parent-style-name="Default">
      <style:paragraph-properties fo:margin-left="0.635cm" fo:margin-right="0cm" fo:text-align="justify" style:justify-single-word="false" fo:text-indent="0cm" style:auto-text-indent="false"/>
      <style:text-properties style:font-name="Calibri" fo:font-weight="bold" officeooo:paragraph-rsid="00013f30" style:font-weight-asian="bold"/>
    </style:style>
    <style:style style:name="P33" style:family="paragraph" style:parent-style-name="Normal_20__28_Web_29_">
      <style:paragraph-properties fo:margin-left="0cm" fo:margin-right="0cm" fo:margin-top="0.169cm" fo:margin-bottom="0.212cm" style:contextual-spacing="false" style:line-height-at-least="0.508cm" fo:text-indent="1.249cm" style:auto-text-indent="false" fo:background-color="#ffffff">
        <style:background-image/>
      </style:paragraph-properties>
      <style:text-properties officeooo:paragraph-rsid="00013f30"/>
    </style:style>
    <style:style style:name="P34" style:family="paragraph" style:parent-style-name="Normal_20__28_Web_29_">
      <style:paragraph-properties fo:margin-top="0.169cm" fo:margin-bottom="0.212cm" style:contextual-spacing="false" style:line-height-at-least="0.508cm" fo:text-align="center" style:justify-single-word="false" fo:background-color="#ffffff">
        <style:background-image/>
      </style:paragraph-properties>
      <style:text-properties officeooo:paragraph-rsid="00013f30"/>
    </style:style>
    <style:style style:name="P35" style:family="paragraph" style:parent-style-name="Normal_20__28_Web_29_">
      <style:paragraph-properties fo:margin-top="0.169cm" fo:margin-bottom="0.212cm" style:contextual-spacing="false" style:line-height-at-least="0.508cm" fo:background-color="#ffffff">
        <style:background-image/>
      </style:paragraph-properties>
      <style:text-properties officeooo:paragraph-rsid="00013f30"/>
    </style:style>
    <style:style style:name="P36" style:family="paragraph" style:parent-style-name="Normal_20__28_Web_29_">
      <style:paragraph-properties fo:margin-top="0.169cm" fo:margin-bottom="0.212cm" style:contextual-spacing="false" style:line-height-at-least="0.508cm" fo:background-color="#ffffff">
        <style:background-image/>
      </style:paragraph-properties>
      <style:text-properties style:font-name="Calibri" officeooo:paragraph-rsid="00013f30" style:font-name-complex="Arial1"/>
    </style:style>
    <style:style style:name="P37" style:family="paragraph" style:parent-style-name="Normal_20__28_Web_29_">
      <style:paragraph-properties fo:margin-top="0.169cm" fo:margin-bottom="0.212cm" style:contextual-spacing="false" style:line-height-at-least="0.508cm" fo:background-color="#ffffff">
        <style:background-image/>
      </style:paragraph-properties>
      <style:text-properties fo:color="#000000" style:font-name="Calibri" officeooo:paragraph-rsid="00013f30" style:font-name-complex="Arial1"/>
    </style:style>
    <style:style style:name="P38" style:family="paragraph" style:parent-style-name="Normal_20__28_Web_29_">
      <style:paragraph-properties fo:margin-top="0.169cm" fo:margin-bottom="0.212cm" style:contextual-spacing="false" style:line-height-at-least="0.508cm"/>
      <style:text-properties style:font-name="Calibri" fo:language="en" fo:country="US" fo:font-weight="bold" officeooo:paragraph-rsid="00013f30" style:font-weight-asian="bold" style:font-name-complex="Arial1" style:font-weight-complex="bold"/>
    </style:style>
    <style:style style:name="P39" style:family="paragraph" style:parent-style-name="Normal_20__28_Web_29_">
      <style:paragraph-properties fo:margin-top="0.169cm" fo:margin-bottom="0.212cm" style:contextual-spacing="false" style:line-height-at-least="0.508cm" fo:text-align="center" style:justify-single-word="false"/>
      <style:text-properties style:font-name="Calibri" officeooo:paragraph-rsid="00013f30" style:font-name-complex="Arial1"/>
    </style:style>
    <style:style style:name="P40" style:family="paragraph" style:parent-style-name="Normal_20__28_Web_29_">
      <style:paragraph-properties fo:margin-top="0.169cm" fo:margin-bottom="0.212cm" style:contextual-spacing="false" style:line-height-at-least="0.508cm"/>
      <style:text-properties officeooo:paragraph-rsid="00013f30"/>
    </style:style>
    <style:style style:name="P41" style:family="paragraph" style:parent-style-name="Normal_20__28_Web_29_">
      <style:paragraph-properties fo:margin-top="0.169cm" fo:margin-bottom="0.212cm" style:contextual-spacing="false" style:line-height-at-least="0.508cm"/>
      <style:text-properties officeooo:paragraph-rsid="00023ac0"/>
    </style:style>
    <style:style style:name="P42" style:family="paragraph" style:parent-style-name="Normal_20__28_Web_29_">
      <style:paragraph-properties fo:margin-top="0.238cm" fo:margin-bottom="0.238cm" style:contextual-spacing="false" style:line-height-at-least="0.476cm" fo:background-color="#ffffff">
        <style:background-image/>
      </style:paragraph-properties>
      <style:text-properties officeooo:paragraph-rsid="00013f30"/>
    </style:style>
    <style:style style:name="P43" style:family="paragraph" style:parent-style-name="Normal_20__28_Web_29_">
      <style:paragraph-properties fo:margin-left="0cm" fo:margin-right="0cm" fo:text-indent="0cm" style:auto-text-indent="false"/>
      <style:text-properties officeooo:paragraph-rsid="00013f30"/>
    </style:style>
    <style:style style:name="P44" style:family="paragraph" style:parent-style-name="Normal_20__28_Web_29_">
      <style:paragraph-properties fo:margin-left="0cm" fo:margin-right="0cm" fo:margin-top="0.169cm" fo:margin-bottom="0.212cm" style:contextual-spacing="false" style:line-height-at-least="0.508cm" fo:text-indent="0cm" style:auto-text-indent="false"/>
      <style:text-properties officeooo:paragraph-rsid="00013f30"/>
    </style:style>
    <style:style style:name="P45" style:family="paragraph" style:parent-style-name="Normal_20__28_Web_29_">
      <style:paragraph-properties fo:margin-top="0cm" fo:margin-bottom="0cm" style:contextual-spacing="false" style:line-height-at-least="0.529cm" fo:background-color="#fefefe" style:vertical-align="baseline">
        <style:background-image/>
      </style:paragraph-properties>
      <style:text-properties officeooo:paragraph-rsid="00013f30"/>
    </style:style>
    <style:style style:name="P46" style:family="paragraph" style:parent-style-name="Normal_20__28_Web_29_">
      <style:paragraph-properties fo:margin-top="0cm" fo:margin-bottom="0cm" style:contextual-spacing="false" style:line-height-at-least="0.529cm" fo:text-align="center" style:justify-single-word="false" fo:background-color="#fefefe" style:vertical-align="baseline">
        <style:background-image/>
      </style:paragraph-properties>
      <style:text-properties officeooo:paragraph-rsid="00013f30"/>
    </style:style>
    <style:style style:name="P47" style:family="paragraph" style:parent-style-name="Normal_20__28_Web_29_">
      <style:paragraph-properties fo:margin-top="0cm" fo:margin-bottom="0cm" style:contextual-spacing="false" style:line-height-at-least="0.529cm" fo:background-color="#fefefe" style:vertical-align="baseline">
        <style:background-image/>
      </style:paragraph-properties>
      <style:text-properties style:font-name="Calibri" fo:font-size="14pt" officeooo:paragraph-rsid="00013f30" style:font-size-asian="14pt" style:font-name-complex="Arial1" style:font-size-complex="10.5pt"/>
    </style:style>
    <style:style style:name="P48" style:family="paragraph" style:parent-style-name="Normal_20__28_Web_29_">
      <style:paragraph-properties fo:margin-top="0cm" fo:margin-bottom="0cm" style:contextual-spacing="false" style:line-height-at-least="0.529cm" fo:background-color="#fefefe" style:vertical-align="baseline">
        <style:background-image/>
      </style:paragraph-properties>
      <style:text-properties fo:color="#333333" style:font-name="Arial" fo:font-size="10.5pt" officeooo:paragraph-rsid="00013f30" style:font-size-asian="10.5pt" style:font-name-complex="Arial1" style:font-size-complex="10.5pt"/>
    </style:style>
    <style:style style:name="P49" style:family="paragraph" style:parent-style-name="Normal_20__28_Web_29_">
      <style:paragraph-properties fo:margin-top="0cm" fo:margin-bottom="0cm" style:contextual-spacing="false" style:line-height-at-least="0.529cm" fo:background-color="#fefefe" style:vertical-align="baseline">
        <style:background-image/>
      </style:paragraph-properties>
      <style:text-properties style:font-name="Arial" fo:font-size="10.5pt" officeooo:paragraph-rsid="00013f30" style:font-size-asian="10.5pt" style:font-name-complex="Arial1" style:font-size-complex="10.5pt"/>
    </style:style>
    <style:style style:name="P50" style:family="paragraph" style:parent-style-name="List_20_Paragraph" style:list-style-name="WWNum1">
      <style:paragraph-properties fo:margin-left="0cm" fo:margin-right="0cm" fo:margin-top="0cm" fo:margin-bottom="0.176cm" style:contextual-spacing="true" style:line-height-at-least="0.476cm" fo:text-indent="0cm" style:auto-text-indent="false" fo:background-color="#ffffff">
        <style:tab-stops>
          <style:tab-stop style:position="1cm"/>
        </style:tab-stops>
        <style:background-image/>
      </style:paragraph-properties>
      <style:text-properties officeooo:paragraph-rsid="00013f30"/>
    </style:style>
    <style:style style:name="P51" style:family="paragraph" style:parent-style-name="List_20_Paragraph" style:list-style-name="WWNum3">
      <style:paragraph-properties fo:margin-left="0cm" fo:margin-right="0cm" fo:margin-top="0.238cm" fo:margin-bottom="0.238cm" style:contextual-spacing="true" style:line-height-at-least="0.476cm" fo:text-indent="0cm" style:auto-text-indent="false" fo:background-color="#ffffff">
        <style:background-image/>
      </style:paragraph-properties>
      <style:text-properties officeooo:paragraph-rsid="00013f30"/>
    </style:style>
    <style:style style:name="P52" style:family="paragraph" style:parent-style-name="List_20_Paragraph" style:list-style-name="WWNum5">
      <style:paragraph-properties fo:margin-left="0cm" fo:margin-right="0cm" fo:margin-top="0.238cm" fo:margin-bottom="0.238cm" style:contextual-spacing="true" style:line-height-at-least="0.476cm" fo:text-indent="0cm" style:auto-text-indent="false" fo:background-color="#ffffff">
        <style:background-image/>
      </style:paragraph-properties>
      <style:text-properties officeooo:paragraph-rsid="00013f30"/>
    </style:style>
    <style:style style:name="P53" style:family="paragraph" style:parent-style-name="List_20_Paragraph" style:list-style-name="WWNum13">
      <style:paragraph-properties fo:margin-left="0cm" fo:margin-right="0cm" fo:text-indent="0cm" style:auto-text-indent="false"/>
      <style:text-properties officeooo:paragraph-rsid="00013f30"/>
    </style:style>
    <style:style style:name="P54" style:family="paragraph" style:parent-style-name="List_20_Paragraph" style:list-style-name="WWNum20">
      <style:paragraph-properties fo:margin-left="0cm" fo:margin-right="0cm" fo:margin-top="0.176cm" fo:margin-bottom="0.042cm" style:contextual-spacing="true" style:line-height-at-least="0.508cm" fo:text-indent="0cm" style:auto-text-indent="false" fo:background-color="#ffffff">
        <style:background-image/>
      </style:paragraph-properties>
      <style:text-properties officeooo:paragraph-rsid="00013f30"/>
    </style:style>
    <style:style style:name="P55" style:family="paragraph" style:parent-style-name="List_20_Paragraph" style:list-style-name="WWNum22">
      <style:paragraph-properties fo:margin-left="0cm" fo:margin-right="0cm" fo:margin-top="0.176cm" fo:margin-bottom="0.042cm" style:contextual-spacing="true" style:line-height-at-least="0.508cm" fo:text-indent="0cm" style:auto-text-indent="false" fo:background-color="#ffffff">
        <style:background-image/>
      </style:paragraph-properties>
      <style:text-properties officeooo:paragraph-rsid="00013f30"/>
    </style:style>
    <style:style style:name="P56" style:family="paragraph" style:parent-style-name="List_20_Paragraph" style:list-style-name="WWNum22">
      <style:paragraph-properties fo:margin-left="1.27cm" fo:margin-right="0cm" fo:margin-top="0.176cm" fo:margin-bottom="0.042cm" style:contextual-spacing="true" style:line-height-at-least="0.508cm" fo:text-indent="1.261cm" style:auto-text-indent="false" fo:background-color="#ffffff">
        <style:background-image/>
      </style:paragraph-properties>
      <style:text-properties officeooo:paragraph-rsid="00013f30"/>
    </style:style>
    <style:style style:name="P57" style:family="paragraph" style:parent-style-name="List_20_Paragraph" style:list-style-name="WWNum22">
      <style:paragraph-properties fo:margin-left="1.27cm" fo:margin-right="0cm" fo:margin-top="0.176cm" fo:margin-bottom="0.042cm" style:contextual-spacing="true" style:line-height-at-least="0.508cm" fo:text-indent="0cm" style:auto-text-indent="false" fo:background-color="#ffffff">
        <style:background-image/>
      </style:paragraph-properties>
      <style:text-properties officeooo:paragraph-rsid="00013f30"/>
    </style:style>
    <style:style style:name="T1" style:family="text">
      <style:text-properties officeooo:rsid="00013f30"/>
    </style:style>
    <style:style style:name="T2" style:family="text">
      <style:text-properties style:font-name="ComicSansMS" fo:font-size="12pt" fo:font-weight="bold" style:font-size-asian="12pt" style:font-weight-asian="bold" style:font-name-complex="ComicSansMS1" style:font-size-complex="10pt"/>
    </style:style>
    <style:style style:name="T3" style:family="text">
      <style:text-properties style:font-name="Calibri"/>
    </style:style>
    <style:style style:name="T4" style:family="text">
      <style:text-properties style:font-name="Calibri" style:font-name-complex="ComicSansMS1"/>
    </style:style>
    <style:style style:name="T5" style:family="text">
      <style:text-properties style:font-name="Calibri" fo:font-weight="bold" style:font-weight-asian="bold"/>
    </style:style>
    <style:style style:name="T6" style:family="text">
      <style:text-properties style:font-name="Calibri" fo:font-weight="bold" style:font-weight-asian="bold" style:font-name-complex="Arial1"/>
    </style:style>
    <style:style style:name="T7" style:family="text">
      <style:text-properties style:font-name="Calibri" fo:font-weight="bold" style:font-weight-asian="bold" style:font-name-complex="Arial1" style:font-weight-complex="bold"/>
    </style:style>
    <style:style style:name="T8" style:family="text">
      <style:text-properties style:font-name="Calibri" fo:font-weight="bold" style:font-weight-asian="bold" style:font-name-complex="Times New Roman1"/>
    </style:style>
    <style:style style:name="T9" style:family="text">
      <style:text-properties style:font-name="Calibri" fo:font-weight="bold" fo:background-color="#ffffff" style:font-weight-asian="bold" style:font-name-complex="Arial1" style:font-weight-complex="bold"/>
    </style:style>
    <style:style style:name="T10" style:family="text">
      <style:text-properties style:font-name="Calibri" style:font-name-complex="Arial1"/>
    </style:style>
    <style:style style:name="T11" style:family="text">
      <style:text-properties style:font-name="Calibri" fo:font-style="italic" style:font-style-asian="italic" style:font-name-complex="Arial1" style:font-style-complex="italic" style:font-weight-complex="bold"/>
    </style:style>
    <style:style style:name="T12" style:family="text">
      <style:text-properties style:font-name="Calibri" fo:font-style="italic" style:font-style-asian="italic" style:font-name-complex="Times New Roman1" style:font-style-complex="italic"/>
    </style:style>
    <style:style style:name="T13" style:family="text">
      <style:text-properties style:font-name="Calibri" fo:font-style="italic" fo:background-color="#ffffff" style:font-style-asian="italic" style:font-name-complex="Arial1" style:font-style-complex="italic"/>
    </style:style>
    <style:style style:name="T14" style:family="text">
      <style:text-properties style:font-name="Calibri" fo:font-style="italic" fo:background-color="#ffffff" style:font-style-asian="italic" style:font-name-complex="Arial1" style:font-style-complex="italic" style:font-weight-complex="bold"/>
    </style:style>
    <style:style style:name="T15" style:family="text">
      <style:text-properties style:font-name="Calibri" fo:font-size="10.5pt" style:text-underline-style="solid" style:text-underline-width="auto" style:text-underline-color="font-color" style:font-size-complex="10.5pt"/>
    </style:style>
    <style:style style:name="T16" style:family="text">
      <style:text-properties style:font-name="Calibri" fo:font-size="10.5pt" style:font-size-complex="10.5pt"/>
    </style:style>
    <style:style style:name="T17" style:family="text">
      <style:text-properties style:font-name="Calibri" fo:font-size="13.5pt" style:font-size-complex="13.5pt"/>
    </style:style>
    <style:style style:name="T18" style:family="text">
      <style:text-properties style:font-name="Calibri" fo:font-size="13.5pt" style:font-size-complex="13.5pt" style:font-weight-complex="bold"/>
    </style:style>
    <style:style style:name="T19" style:family="text">
      <style:text-properties style:font-name="Calibri" fo:background-color="#ffffff" style:font-name-complex="Arial1"/>
    </style:style>
    <style:style style:name="T20" style:family="text">
      <style:text-properties style:font-name="Calibri" style:font-name-complex="Times New Roman1"/>
    </style:style>
    <style:style style:name="T21" style:family="text">
      <style:text-properties style:font-name="Calibri" fo:language="en" fo:country="US" fo:font-weight="bold" style:font-weight-asian="bold" style:font-name-complex="Arial1" style:font-weight-complex="bold"/>
    </style:style>
    <style:style style:name="T22" style:family="text">
      <style:text-properties style:font-name="Calibri" fo:language="en" fo:country="US" style:font-name-complex="Arial1"/>
    </style:style>
    <style:style style:name="T23" style:family="text">
      <style:text-properties style:font-name="Calibri" fo:language="en" fo:country="US" fo:font-style="italic" style:font-style-asian="italic" style:font-name-complex="Arial1" style:font-style-complex="italic"/>
    </style:style>
    <style:style style:name="T24" style:family="text">
      <style:text-properties style:font-name="Calibri" fo:language="en" fo:country="US" fo:font-style="italic" style:font-style-asian="italic" style:font-name-complex="Arial1" style:font-style-complex="italic" style:font-weight-complex="bold"/>
    </style:style>
    <style:style style:name="T25" style:family="text">
      <style:text-properties style:font-name="Calibri" fo:font-size="12pt" fo:font-weight="bold" style:font-size-asian="12pt" style:font-weight-asian="bold" style:font-name-complex="Times New Roman1" style:font-size-complex="12pt"/>
    </style:style>
    <style:style style:name="T26" style:family="text">
      <style:text-properties style:font-name="Calibri" fo:font-size="12pt" style:font-size-asian="12pt" style:font-name-complex="Times New Roman1" style:font-size-complex="12pt"/>
    </style:style>
    <style:style style:name="T27" style:family="text">
      <style:text-properties fo:color="#00000a" style:font-name="Calibri" style:text-underline-style="none" style:font-name-complex="Arial1"/>
    </style:style>
    <style:style style:name="T28" style:family="text">
      <style:text-properties fo:color="#00000a" style:font-name="Calibri" style:text-underline-style="none" fo:background-color="#ffffff" style:font-name-complex="Arial1"/>
    </style:style>
    <style:style style:name="T29" style:family="text">
      <style:text-properties fo:color="#00000a" style:font-name="Calibri" fo:font-size="10.5pt" style:text-underline-style="none" style:font-size-complex="10.5pt"/>
    </style:style>
    <style:style style:name="T30" style:family="text">
      <style:text-properties fo:font-size="12pt" style:font-name-asian="Times New Roman1" style:font-size-asian="12pt" style:language-asian="es" style:country-asian="ES" style:font-name-complex="Times New Roman1" style:font-size-complex="12pt"/>
    </style:style>
    <style:style style:name="T31" style:family="text">
      <style:text-properties fo:font-size="12pt" style:font-name-asian="Times New Roman1" style:font-size-asian="12pt" style:language-asian="es" style:country-asian="ES" style:font-name-complex="Arial1" style:font-size-complex="10pt"/>
    </style:style>
    <style:style style:name="T32" style:family="text">
      <style:text-properties fo:font-size="12pt" style:font-name-asian="Times New Roman1" style:font-size-asian="12pt" style:language-asian="es" style:country-asian="ES" style:font-name-complex="Courier New2" style:font-size-complex="10pt"/>
    </style:style>
    <style:style style:name="T33" style:family="text">
      <style:text-properties fo:font-size="12pt" style:font-name-asian="Times New Roman1" style:font-size-asian="12pt" style:language-asian="es" style:country-asian="ES" style:font-name-complex="Segoe UI1" style:font-size-complex="10pt"/>
    </style:style>
    <style:style style:name="T34" style:family="text">
      <style:text-properties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T35" style:family="text">
      <style:text-properties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weight="bold" style:font-name-asian="Times New Roman1" style:font-size-asian="12pt" style:language-asian="es" style:country-asian="ES" style:font-weight-asian="bold" style:font-name-complex="Times New Roman1" style:font-size-complex="12pt" style:font-weight-complex="bold"/>
    </style:style>
    <style:style style:name="T38" style:family="text">
      <style:text-properties fo:font-size="12pt" fo:font-weight="bold" style:font-size-asian="12pt" style:font-weight-asian="bold"/>
    </style:style>
    <style:style style:name="T39" style:family="text">
      <style:text-properties fo:font-size="12pt" fo:font-weight="bold" style:font-size-asian="12pt" style:font-weight-asian="bold" style:font-size-complex="12pt"/>
    </style:style>
    <style:style style:name="T40" style:family="text">
      <style:text-properties fo:font-size="12pt" style:font-size-asian="12pt"/>
    </style:style>
    <style:style style:name="T41" style:family="text">
      <style:text-properties fo:font-size="12pt" style:font-size-asian="12pt" style:font-size-complex="12pt"/>
    </style:style>
    <style:style style:name="T42" style:family="text">
      <style:text-properties fo:font-size="12pt" fo:background-color="#ffffe1" style:font-name-asian="Times New Roman1" style:font-size-asian="12pt" style:language-asian="es" style:country-asian="ES" style:font-name-complex="Segoe UI1" style:font-size-complex="10pt"/>
    </style:style>
    <style:style style:name="T43" style:family="text">
      <style:text-properties style:font-name="Arial" fo:font-size="10pt" style:font-size-asian="10pt" style:font-name-complex="Arial1"/>
    </style:style>
    <style:style style:name="T44" style:family="text">
      <style:text-properties style:font-name="Arial" fo:font-size="10.5pt" style:font-size-asian="10.5pt" style:font-name-complex="Arial1" style:font-size-complex="10.5pt"/>
    </style:style>
    <style:style style:name="T45" style:family="text">
      <style:text-properties style:font-name="Arial" fo:font-size="10.5pt" fo:font-weight="normal" style:font-size-asian="10.5pt" style:font-weight-asian="normal" style:font-name-complex="Arial1" style:font-size-complex="10.5pt"/>
    </style:style>
    <style:style style:name="T46" style:family="text">
      <style:text-properties fo:color="#000000" fo:font-size="12pt" style:text-underline-style="none" style:font-name-asian="Times New Roman1" style:font-size-asian="12pt" style:language-asian="es" style:country-asian="ES" style:font-name-complex="Times New Roman1" style:font-size-complex="12pt"/>
    </style:style>
    <style:style style:name="T47" style:family="text">
      <style:text-properties fo:font-size="16pt" fo:font-weight="bold" style:font-size-asian="16pt" style:font-weight-asian="bold" style:font-name-complex="ComicSansMS1" style:font-size-complex="9pt"/>
    </style:style>
    <style:style style:name="T48" style:family="text">
      <style:text-properties fo:font-size="16pt" fo:font-weight="bold" style:font-size-asian="16pt" style:font-weight-asian="bold" style:font-name-complex="ComicSansMS1" style:font-size-complex="10pt"/>
    </style:style>
    <style:style style:name="T49" style:family="text">
      <style:text-properties fo:color="#222222" style:font-name="Verdana" fo:font-size="9pt" fo:background-color="#ffffff" style:font-size-asian="9pt" style:font-size-complex="9pt"/>
    </style:style>
    <style:style style:name="T50" style:family="text">
      <style:text-properties fo:font-size="14pt" fo:font-weight="bold" style:font-size-asian="14pt" style:font-weight-asian="bold"/>
    </style:style>
    <style:style style:name="T51" style:family="text">
      <style:text-properties fo:color="#2a2a2a" style:font-name="Segoe UI" fo:font-size="10pt" fo:font-style="italic" style:font-name-asian="Times New Roman1" style:font-size-asian="10pt" style:language-asian="es" style:country-asian="ES" style:font-style-asian="italic" style:font-name-complex="Segoe UI1"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rotocolos para confidencialidad WEP y TKIP</text:span></text:p>
      <text:p text:style-name="P33"><text:span text:style-name="T4"><text:s/></text:span><text:span text:style-name="T7">WEP</text:span><text:span text:style-name="T10"> (</text:span><text:span text:style-name="T11">Wired Equivalent Privacy)</text:span><text:span text:style-name="apple-converted-space"><text:span text:style-name="T10">,</text:span></text:span><text:span text:style-name="T10"> es el sistema de cifrado incluido en el estándar</text:span><text:span text:style-name="apple-converted-space"><text:span text:style-name="T10"> </text:span></text:span><text:a xlink:type="simple" xlink:href="http://es.wikipedia.org/wiki/IEEE_802.11"><text:span text:style-name="T27">IEEE 802.11</text:span></text:a><text:span text:style-name="apple-converted-space"><text:span text:style-name="T10"> </text:span></text:span><text:span text:style-name="T10">como protocolo para redes</text:span><text:span text:style-name="apple-converted-space"><text:span text:style-name="T10"> </text:span></text:span><text:a xlink:type="simple" xlink:href="http://es.wikipedia.org/wiki/Wireless"><text:span text:style-name="T27">Wireless</text:span></text:a><text:span text:style-name="apple-converted-space"><text:span text:style-name="T10"> </text:span></text:span><text:span text:style-name="T10">que permite</text:span><text:span text:style-name="apple-converted-space"><text:span text:style-name="T10"> </text:span></text:span><text:a xlink:type="simple" xlink:href="http://es.wikipedia.org/wiki/Criptolog%C3%ADa"><text:span text:style-name="T27">cifrar</text:span></text:a><text:span text:style-name="apple-converted-space"><text:span text:style-name="T10"> </text:span></text:span><text:span text:style-name="T10">la</text:span><text:span text:style-name="apple-converted-space"><text:span text:style-name="T10"> </text:span></text:span><text:a xlink:type="simple" xlink:href="http://es.wikipedia.org/wiki/Informaci%C3%B3n"><text:span text:style-name="T27">información</text:span></text:a><text:span text:style-name="apple-converted-space"><text:span text:style-name="T10"> </text:span></text:span><text:span text:style-name="T10">que se transmite. Proporciona un cifrado, basado en el algoritmo de cifrado</text:span><text:span text:style-name="apple-converted-space"><text:span text:style-name="T10"> </text:span></text:span><text:a xlink:type="simple" xlink:href="http://es.wikipedia.org/wiki/RC4"><text:span text:style-name="T27">RC4</text:span></text:a><text:span text:style-name="apple-converted-space"><text:span text:style-name="T10"> </text:span></text:span><text:span text:style-name="T10">que utiliza claves de 64 o 128 bits. Los mensajes de difusión de las redes inalámbricas se transmiten por ondas de radio, lo que los hace más susceptibles, frente a las redes cableadas, de ser captados con relativa facilidad. </text:span></text:p>
      <text:p text:style-name="P35"><text:span text:style-name="T10"><text:line-break/>En <text:s/>2001, se identificaron debilidades, <text:s/>y unos meses más tarde el</text:span><text:span text:style-name="apple-converted-space"><text:span text:style-name="T10"> </text:span></text:span><text:a xlink:type="simple" xlink:href="http://es.wikipedia.org/wiki/IEEE"><text:span text:style-name="T27">IEEE</text:span></text:a><text:span text:style-name="apple-converted-space"><text:span text:style-name="T10"> </text:span></text:span><text:span text:style-name="T10">creó una nueva corrección para neutralizar los problemas. Hacia 2003, la Alianza Wi-Fi anunció que WEP había sido reemplazado por WPA. Finalmente en 2004, con la ratificación del estándar </text:span><text:a xlink:type="simple" xlink:href="http://es.wikipedia.org/wiki/WPA2"><text:span text:style-name="T27">WPA2</text:span></text:a><text:span text:style-name="T10">, se declaró que tanto WEP-40 como WEP-104 fueron revocados por presentar fallos en su propósito de ofrecer seguridad.</text:span></text:p>
      <text:p text:style-name="P35"><text:span text:style-name="T10"><text:s/>A pesar de sus debilidades, WEP sigue siendo utilizado, ya que es a menudo la primera opción de seguridad que se presenta a los usuarios por las herramientas de configuración de los routers aun cuando sólo proporciona un nivel de seguridad que puede disuadir del uso sin autorización de una red privada, pero sin proporcionar verdadera protección. </text:span></text:p>
      <text:p text:style-name="P35"><text:span text:style-name="T6">Algoritmos</text:span></text:p>
      <text:p text:style-name="P7"><text:span text:style-name="T30">El algoritmo de encriptación utilizado es RC4 con claves, según el estándar, de 64 bits. Estos 64 bits están formados por 24 bits correspondientes al vector de inicialización más 40 bits de la clave secreta. Los 40 bits son los que se deben distribuir manualmente. El vector de inicialización, en</text:span><text:span text:style-name="T46"> </text:span><text:a xlink:type="simple" xlink:href="http://www.monografias.com/trabajos2/mercambiario/mercambiario.shtml">cambio</text:a><text:span text:style-name="T46">, es generado dinámicamente y debería ser diferente para cada trama. El </text:span><text:a xlink:type="simple" xlink:href="http://www.monografias.com/trabajos16/objetivos-educacion/objetivos-educacion.shtml">objetivo</text:a><text:span text:style-name="T46"> </text:span><text:span text:style-name="T30">perseguido con el vector de iniciación es cifrar con claves diferentes para impedir que un posible atacante pueda capturar suficiente tráfico cifrado con la misma clave y terminar finalmente deduciendo la clave. Como es lógico, ambos extremos deben conocer tanto la clave secreta como el vector de iniciación. Lo primero sabemos ya que es conocido puesto que está almacenado en la configuración de cada elemento de red. El vector de iniciación, en cambio, se genera en un extremo y se envía en la propia trama al otro extremo, por lo que también será conocido. Al viajar el vector de iniciación en cada trama es sencillo de interceptar por un posible atacante.</text:span></text:p>
      <text:p text:style-name="P7"><text:span text:style-name="T34">Algoritmo de encriptación wep:</text:span></text:p>
      <text:list xml:id="list9014094199274663063" text:style-name="WWNum1">
        <text:list-header>
          <text:p text:style-name="P50"><text:span text:style-name="T30">Se calcula un CRC de 32 bits de los datos. Este CRC-32 es el </text:span><text:a xlink:type="simple" xlink:href="http://www.monografias.com/trabajos11/metods/metods.shtml">método</text:a><text:span text:style-name="T30"> que propone WEP para garantizar la integridad de los mensajes.</text:span></text:p>
          <text:p text:style-name="P10"><text:span text:style-name="T30">Se concatena la clave secreta a continuación del vector de iniciación formado las claves.</text:span></text:p>
          <text:p text:style-name="P10"><text:span text:style-name="T30">El generador de aleatorios de RC4 genera una secuencia de caracteres pseudoaleatorios, a partir de las claves</text:span><text:span text:style-name="T35">,</text:span><text:span text:style-name="T30"> de la misma longitud que los bits obtenidos en el primer paso.</text:span></text:p>
          <text:p text:style-name="P10"><text:span text:style-name="T30">Se calcula la O exclusiva (XOR) de los caracteres del punto 1 con los del punto 3. El resultado es el mensaje cifrado.</text:span></text:p>
          <text:p text:style-name="P10"><text:span text:style-name="T30">Se envía el vector de iniciación y el mensaje cifrado dentro del campo de datos de la trama IEEE 802.11.</text:span></text:p>
        </text:list-header>
      </text:list>
      <text:p text:style-name="P34"/>
      <text:p text:style-name="P42"><text:soft-page-break/><text:span text:style-name="T15">Algoritmo de encriptación RC4</text:span></text:p>
      <text:p text:style-name="P42"><text:span text:style-name="T16">Es un algoritmo de cifrado de flujo, creado en 1987 por Ronald Rivest. Fue publicado el 13 de Septiembre de 1994 usando remailers anónimos en un</text:span><text:span text:style-name="apple-converted-space"><text:span text:style-name="T16"> </text:span></text:span><text:a xlink:type="simple" xlink:href="http://www.monografias.com/trabajos14/dinamica-grupos/dinamica-grupos.shtml"><text:span text:style-name="T29">grupo</text:span></text:a><text:span text:style-name="apple-converted-space"><text:span text:style-name="T16"> </text:span></text:span><text:span text:style-name="T16">de news. Es usado por diversos</text:span><text:span text:style-name="apple-converted-space"><text:span text:style-name="T16"> </text:span></text:span><text:a xlink:type="simple" xlink:href="http://www.monografias.com/Computacion/Programacion/"><text:span text:style-name="T29">programas</text:span></text:a><text:span text:style-name="apple-converted-space"><text:span text:style-name="T16"> </text:span></text:span><text:span text:style-name="T16">comerciales como Netscape y Lotus Notes.</text:span></text:p>
      <text:p text:style-name="P42"><text:span text:style-name="T16">Funciona a partir de una clave de 1 a 256 bytes, inicializando una tabla de estados. Esta tabla se usa para generar una lista de bytes pseudo-aleatorios, los cuales se combinan mediante la</text:span><text:span text:style-name="apple-converted-space"><text:span text:style-name="T16"> </text:span></text:span><text:a xlink:type="simple" xlink:href="http://www.monografias.com/trabajos7/mafu/mafu.shtml"><text:span text:style-name="T29">función</text:span></text:a><text:span text:style-name="apple-converted-space"><text:span text:style-name="T16"> </text:span></text:span><text:span text:style-name="T16">XOR con el texto en claro, el resultado es el texto cifrado.</text:span></text:p>
      <text:p text:style-name="P34"/>
      <text:p text:style-name="P34"><text:span text:style-name="T43"/></text:p>
      <text:p text:style-name="P7"><text:span text:style-name="T37">Fallos de seguridad</text:span></text:p>
      <text:list xml:id="list978638196731868758" text:style-name="WWNum3">
        <text:list-header>
          <text:p text:style-name="P51"><text:span text:style-name="T30">Debilidad del vector de inicialización</text:span></text:p>
        </text:list-header>
      </text:list>
      <text:p text:style-name="P7"><text:span text:style-name="T30">La implementación del vector de inicialización en el algoritmo WEP tiene varios </text:span><text:a xlink:type="simple" xlink:href="http://www.monografias.com/trabajos15/calidad-serv/calidad-serv.shtml#PLANT">problemas</text:a><text:span text:style-name="T30"> de seguridad. </text:span></text:p>
      <text:p text:style-name="P7"><text:span text:style-name="T30">Sin embargo, no se especifica cómo manejarlo, se indica que debería cambiarse en cada trama para mejorar la privacidad, pero no obliga a ello. Queda abierta a los fabricantes la cuestión de cómo variar el vector de iniciación en sus productos. La consecuencia de esto es que buena parte de las implementaciones optan por una solución sencilla: cada vez que arranca la </text:span><text:a xlink:type="simple" xlink:href="http://www.monografias.com/trabajos12/trdecom/trdecom.shtml">tarjeta de red</text:a><text:span text:style-name="T30">, se fija el vector de iniciación a 0 y se incrementa en 1 para cada trama. Esto ocasiona que las primeras combinaciones de vectores de iniciación y clave secreta se repitan muy frecuentemente. </text:span></text:p>
      <text:p text:style-name="P7"><text:span text:style-name="T30">Por otro lado, el número de vectores diferentes no es demasiado elevado (224=16 millones aprox.), por lo que terminarán repitiéndose en cuestión de minutos u horas. El </text:span><text:a xlink:type="simple" xlink:href="http://www.monografias.com/trabajos901/evolucion-historica-concepciones-tiempo/evolucion-historica-concepciones-tiempo.shtml">tiempo</text:a><text:span text:style-name="T30"> será menor cuanto mayor sea la carga de la red. Lo ideal sería que el vector no se repitiese nunca, esto es imposible en WEP. La cantidad de veces que se repite un mismo vector dependerá de la implementación elegida fabricante (secuencial, aleatoria, etc.) y de la carga de la red.</text:span></text:p>
      <text:list xml:id="list525927956" text:continue-numbering="true" text:style-name="WWNum3">
        <text:list-header>
          <text:p text:style-name="P51"><text:span text:style-name="T30">Sniffing</text:span></text:p>
        </text:list-header>
      </text:list>
      <text:p text:style-name="P7"><text:span text:style-name="T30">Técnica por la que se puede “escuchar” todo lo que circula por una red. Este término se conoce como robo de información.</text:span></text:p>
      <text:p text:style-name="P11"><text:span text:style-name="T30">Métodos:</text:span></text:p>
      <text:p text:style-name="P11"><text:span text:style-name="T18">ASpyNet</text:span></text:p>
      <text:p text:style-name="P43"><text:span text:style-name="T17">Es un programa shareware muy sencillo, incluye 2 programas en 1,</text:span><text:span text:style-name="apple-converted-space"><text:span text:style-name="T17"> </text:span></text:span><text:span text:style-name="T18">"CaptureNet"</text:span><text:span text:style-name="apple-converted-space"><text:span text:style-name="T17"> </text:span></text:span><text:span text:style-name="T17">y</text:span><text:span text:style-name="apple-converted-space"><text:span text:style-name="T17"> </text:span></text:span><text:span text:style-name="T18">"PeepNet"</text:span><text:span text:style-name="T17">.</text:span></text:p>
      <text:p text:style-name="P43"><text:span text:style-name="T17">El primero es el que espía el tráfico en la red, guardando los paquetes de datos en formatos de bytes hexadecimales, mientras que el segundo analiza los datos recopilados, reconstruyendo los paquetes, o reproduciendo los correos incluso las contraseñas de los E-mail.</text:span></text:p>
      <text:p text:style-name="P43"><text:span text:style-name="T18">Ethereal</text:span></text:p>
      <text:p text:style-name="P43"><text:soft-page-break/><text:span text:style-name="T17">Muy aplaudido en el mundo Linux, y ya con una versión para Windows. Su funcionamiento es similar al anterior, pero menos gráfico, aunque informa de lo que encuentra según el uso del protocolo. Y por supuesto, cuando se trata de POP3 localiza rápidamente el usuario y la contraseña. </text:span></text:p>
      <text:p text:style-name="P43"><text:span text:style-name="T18">WinSniffer</text:span></text:p>
      <text:p text:style-name="P43"><text:span text:style-name="T17">Es un programa</text:span><text:span text:style-name="apple-converted-space"><text:span text:style-name="T17"> </text:span></text:span><text:span text:style-name="T18">especialista en contraseñas</text:span><text:span text:style-name="T17">. Busca en toda la red accesos de login (usuario) y contraseñas, mostrándolos en pantalla. En concreto en la versión de prueba muestra el usuario y en la de pago, además la contraseña.</text:span></text:p>
      <text:list xml:id="list178650901421124288" text:style-name="WWNum5">
        <text:list-header>
          <text:p text:style-name="P52"><text:span text:style-name="T30">Identificación de estaciones</text:span></text:p>
        </text:list-header>
      </text:list>
      <text:p text:style-name="P7"><text:span text:style-name="T30">Se identifican por la clave compartida con el AP. WEP no utiliza estados anteriores, esto permite reemplazar estaciones o realizar ataques de DoS. También es posible realizar ataques de repetición, volviendo a enviar paquetes capturados, que serán descifrados correctamente, si se descubre la clave, la estación intrusa tiene acceso a la LAN como si estuviera pinchando en las claves.</text:span></text:p>
      <text:p text:style-name="P36"/>
      <text:p text:style-name="P7"><text:span text:style-name="T30">Propuestas de soluciones sobre futuras versiones WEP:</text:span></text:p>
      <text:list xml:id="list5332502044946894757" text:style-name="WWNum2">
        <text:list-header>
          <text:p text:style-name="P8"><text:span text:style-name="T30">Pasar la clave y el vector de iniciación por una función Hash antes de introducirlos en el RC4. Se debe hacer en todas las estaciones.</text:span></text:p>
          <text:p text:style-name="P8"><text:span text:style-name="T30">Cambiar el sistema de encriptación por un algoritmo simétrico más seguro, por ejemplo AES.</text:span></text:p>
          <text:p text:style-name="P8"><text:span text:style-name="T30">Utilizar métodos de clave asimétrica para distribuir claves con el objetivo de:</text:span></text:p>
          <text:p text:style-name="P8"><text:span text:style-name="T30">Cambiar claves frecuentemente.</text:span></text:p>
          <text:p text:style-name="P8"><text:span text:style-name="T30">Utilizar claves aleatorias, no de diccionario.</text:span></text:p>
          <text:p text:style-name="P8"><text:span text:style-name="T30">Identificar de forma segura las estaciones.</text:span></text:p>
        </text:list-header>
      </text:list>
      <text:p text:style-name="P36"/>
      <text:p text:style-name="P36"/>
      <text:p text:style-name="P35"><text:span text:style-name="T9">TKIP</text:span><text:span text:style-name="apple-converted-space"><text:span text:style-name="T19"> </text:span></text:span><text:span text:style-name="T19">(</text:span><text:span text:style-name="T14">T</text:span><text:span text:style-name="T13">emporal</text:span><text:span text:style-name="apple-converted-space"><text:span text:style-name="T13"> </text:span></text:span><text:span text:style-name="T14">K</text:span><text:span text:style-name="T13">ey</text:span><text:span text:style-name="apple-converted-space"><text:span text:style-name="T13"> </text:span></text:span><text:span text:style-name="T14">I</text:span><text:span text:style-name="T13">ntegrity</text:span><text:span text:style-name="apple-converted-space"><text:span text:style-name="T13"> </text:span></text:span><text:span text:style-name="T14">P</text:span><text:span text:style-name="T13">rotocol</text:span><text:span text:style-name="T19">) es también llamado hashing de clave</text:span><text:span text:style-name="apple-converted-space"><text:span text:style-name="T19"> </text:span></text:span><text:a xlink:type="simple" xlink:href="http://es.wikipedia.org/wiki/Wired_Equivalent_Privacy"><text:span text:style-name="T28">WEP</text:span></text:a><text:span text:style-name="apple-converted-space"><text:span text:style-name="T19"> </text:span></text:span><text:a xlink:type="simple" xlink:href="http://es.wikipedia.org/wiki/Wi-Fi_Protected_Access"><text:span text:style-name="T28">WPA</text:span></text:a><text:span text:style-name="T19">, que incluye mecanismos</text:span><text:span text:style-name="apple-converted-space"><text:span text:style-name="T19"> </text:span></text:span><text:span text:style-name="T19">para mejorar el cifrado de datos</text:span><text:span text:style-name="apple-converted-space"><text:span text:style-name="T19"> </text:span></text:span><text:a xlink:type="simple" xlink:href="http://es.wikipedia.org/wiki/Comunicaci%C3%B3n_inal%C3%A1mbrica"><text:span text:style-name="T28">inalámbricos</text:span></text:a><text:span text:style-name="T19">. WPA tiene TKIP, que utiliza el mismo algoritmo que WEP, pero construye claves en una forma diferente. Esto era necesario porque la ruptura de WEP había dejado a las redes WiFi sin seguridad en la</text:span><text:span text:style-name="apple-converted-space"><text:span text:style-name="T19"> </text:span></text:span><text:a xlink:type="simple" xlink:href="http://es.wikipedia.org/wiki/Modelo_OSI"><text:span text:style-name="T28">capa de enlace</text:span></text:a><text:span text:style-name="T19">, y se necesitaba una solución.</text:span></text:p>
      <text:p text:style-name="P35"><text:span text:style-name="T10">Es una solución temporal que resuelve el problema de reutilización de los Vectores de Inicialización del cifrado WEP. Donde WEP utiliza periódicamente el mismo Vector de Inicialización para cifrar los datos.</text:span></text:p>
      <text:p text:style-name="P35"><text:span text:style-name="T10">Comienza con una clave temporal de 128</text:span><text:span text:style-name="apple-converted-space"><text:span text:style-name="T10"> </text:span></text:span><text:a xlink:type="simple" xlink:href="http://es.wikipedia.org/wiki/Bit"><text:span text:style-name="T27">bits</text:span></text:a><text:span text:style-name="apple-converted-space"><text:span text:style-name="T10"> </text:span></text:span><text:span text:style-name="T10">que es compartida entre los clientes y los</text:span><text:span text:style-name="apple-converted-space"><text:span text:style-name="T10"> </text:span></text:span><text:a xlink:type="simple" xlink:href="http://es.wikipedia.org/wiki/Punto_de_acceso"><text:span text:style-name="T27">puntos de acceso</text:span></text:a><text:span text:style-name="T10">. Combina la clave temporal con la</text:span><text:span text:style-name="apple-converted-space"><text:span text:style-name="T10"> </text:span></text:span><text:a xlink:type="simple" xlink:href="http://es.wikipedia.org/wiki/Direcci%C3%B3n_MAC"><text:span text:style-name="T27">dirección MAC</text:span></text:a><text:span text:style-name="apple-converted-space"><text:span text:style-name="T10"> </text:span></text:span><text:span text:style-name="T10">del cliente. Luego agrega un vector de inicialización relativamente largo, de 16 octetos, para producir la clave que cifrará los</text:span><text:span text:style-name="apple-converted-space"><text:span text:style-name="T10"> </text:span></text:span><text:a xlink:type="simple" xlink:href="http://es.wikipedia.org/wiki/Dato"><text:span text:style-name="T27">datos</text:span></text:a><text:span text:style-name="T10">. Este procedimiento </text:span><text:soft-page-break/><text:span text:style-name="T10">asegura que cada estación utilice diferentes</text:span><text:span text:style-name="apple-converted-space"><text:span text:style-name="T10"> </text:span></text:span><text:a xlink:type="simple" xlink:href="http://es.wikipedia.org/w/index.php?title=Stream&amp;action=edit&amp;redlink=1"><text:span text:style-name="T27">streams</text:span></text:a><text:span text:style-name="apple-converted-space"><text:span text:style-name="T10"> </text:span></text:span><text:span text:style-name="T10">claves para cifrar los datos. El hashing de clave WEP protege a los vectores de inicialización débiles para que no sean expuestos haciendo hashing del vector por cada paquete.</text:span></text:p>
      <text:p text:style-name="P35"><text:span text:style-name="T10">Utiliza el algoritmo</text:span><text:span text:style-name="apple-converted-space"><text:span text:style-name="T10"> </text:span></text:span><text:a xlink:type="simple" xlink:href="http://es.wikipedia.org/wiki/RC4"><text:span text:style-name="T27">RC4</text:span></text:a><text:span text:style-name="apple-converted-space"><text:span text:style-name="T10"> </text:span></text:span><text:span text:style-name="T10">para realizar el cifrado, que es lo mismo que se usa en el cifrado WEP. Sin embargo, una gran diferencia con el WEP es que cambia las claves temporales cada 10.000 paquetes. Esto proporciona un método de distribución dinámico, lo que mejora significativamente la</text:span><text:span text:style-name="apple-converted-space"><text:span text:style-name="T10"> </text:span></text:span><text:a xlink:type="simple" xlink:href="http://es.wikipedia.org/wiki/Seguridad_inform%C3%A1tica"><text:span text:style-name="T27">seguridad</text:span></text:a><text:span text:style-name="apple-converted-space"><text:span text:style-name="T10"> </text:span></text:span><text:span text:style-name="T10">de la red.</text:span></text:p>
      <text:p text:style-name="P35"><text:span text:style-name="T10">Una ventaja de usar TKIP es que las compañías que tienen puntos de acceso basados en WEP y</text:span><text:span text:style-name="apple-converted-space"><text:span text:style-name="T10"> </text:span></text:span><text:a xlink:type="simple" xlink:href="http://es.wikipedia.org/wiki/Tarjeta_de_red"><text:span text:style-name="T27">NICs</text:span></text:a><text:span text:style-name="apple-converted-space"><text:span text:style-name="T10"> </text:span></text:span><text:span text:style-name="T10">de</text:span><text:span text:style-name="apple-converted-space"><text:span text:style-name="T10"> </text:span></text:span><text:a xlink:type="simple" xlink:href="http://es.wikipedia.org/wiki/Radio_(medio_de_comunicaci%C3%B3n)"><text:span text:style-name="T27">radio</text:span></text:a><text:span text:style-name="apple-converted-space"><text:span text:style-name="T10"> </text:span></text:span><text:span text:style-name="T10">pueden actualizarse a TKIP a través de parches de</text:span><text:span text:style-name="apple-converted-space"><text:span text:style-name="T10"> </text:span></text:span><text:a xlink:type="simple" xlink:href="http://es.wikipedia.org/wiki/Firmware"><text:span text:style-name="T27">firmware</text:span></text:a><text:span text:style-name="apple-converted-space"><text:span text:style-name="T10"> </text:span></text:span><text:span text:style-name="T10">relativamente simples. Además, el equipo sólo WEP aún operará con los dispositivos con TKIP activado usando WEP. La mayoría de los expertos creen que aún es necesario un cifrado más fuerte.</text:span></text:p>
      <text:p text:style-name="P35"><text:span text:style-name="T10">Las mejoras de TKIP, como</text:span><text:span text:style-name="apple-converted-space"><text:span text:style-name="T10"> </text:span></text:span><text:a xlink:type="simple" xlink:href="http://es.wikipedia.org/wiki/Modulaci%C3%B3n_por_impulsos_codificados"><text:span text:style-name="T27">MIC</text:span></text:a><text:span text:style-name="T10">, proveen claves WEP más fuertes. MIC evita los ataques de</text:span><text:span text:style-name="apple-converted-space"><text:span text:style-name="T10"> </text:span></text:span><text:a xlink:type="simple" xlink:href="http://es.wikipedia.org/w/index.php?title=Bit-flip&amp;action=edit&amp;redlink=1"><text:span text:style-name="T27">bit-flip</text:span></text:a><text:span text:style-name="apple-converted-space"><text:span text:style-name="T10"> </text:span></text:span><text:span text:style-name="T10">en paquetes cifrados. Durante un ataque bit-flip, un intruso intercepta un mensaje cifrado, lo altera levemente y lo retransmite. El</text:span><text:span text:style-name="apple-converted-space"><text:span text:style-name="T10"> </text:span></text:span><text:a xlink:type="simple" xlink:href="http://es.wikipedia.org/wiki/Receptor"><text:span text:style-name="T27">receptor</text:span></text:a><text:span text:style-name="apple-converted-space"><text:span text:style-name="T10"> </text:span></text:span><text:span text:style-name="T10">acepta el mensaje retransmitido como legítimo. El</text:span><text:span text:style-name="apple-converted-space"><text:span text:style-name="T10"> </text:span></text:span><text:a xlink:type="simple" xlink:href="http://es.wikipedia.org/wiki/Controlador_de_dispositivo"><text:span text:style-name="T27">controlador</text:span></text:a><text:span text:style-name="apple-converted-space"><text:span text:style-name="T10"> </text:span></text:span><text:span text:style-name="T10">y el firmware del adaptador cliente deben soportar la funcionalidad del MIC, y MIC debe estar activo en el punto de acceso. Las mejoras de TKIP, como MIC y</text:span><text:span text:style-name="apple-converted-space"><text:span text:style-name="T10"> </text:span></text:span><text:a xlink:type="simple" xlink:href="http://es.wikipedia.org/wiki/Hash"><text:span text:style-name="T27">hashing</text:span></text:a><text:span text:style-name="apple-converted-space"><text:span text:style-name="T10"> </text:span></text:span><text:span text:style-name="T10">de clave WEP pueden ser activadas usando claves WEP estáticas. </text:span></text:p>
      <text:p text:style-name="P37"/>
      <text:p text:style-name="P35"/>
      <text:p text:style-name="P9"><text:span text:style-name="T47">Protocolos WPA, WPA2</text:span></text:p>
      <text:p text:style-name="P1"><text:span text:style-name="T38"/></text:p>
      <text:p text:style-name="P1"><text:span text:style-name="T38">WPA</text:span><text:span text:style-name="T40">, <text:s text:c="2"/>Wireless Protected tiene su origen en los problemas detectados en el anterior sistema de seguridad creado para las redes inalámbricas. La idea era crear un sistema de seguridad que hiciera de puente entre WEP y el 802.11i (WPA2), que <text:s/>estaba por <text:s/>llegar.</text:span></text:p>
      <text:p text:style-name="P1"><text:span text:style-name="T40">Para el proceso de autentificación WPA y WPA2 usan una combinación de sistemas abiertos. Inicialmente el cliente se autentifica con el punto de acceso, el cual le <text:s/>autoriza a enviarle paquetes. Acto seguido WPA realiza la autentificación a nivel de <text:s/>usuario. WPA sirve de interfaz para un servidor de <text:s/>autentificación como RADIUS o LDAP. Una vez se ha verificado la autenticidad del usuario, el servidor de autentificación crea una pareja de claves maestras que <text:s/>se distribuyen entre el punto de acceso y el cliente y que se utilizarán durante la sesión <text:s/>del usuario. La distribución de las claves se realizará mediante los algoritmos de <text:s/>encriptación correspondientes TKIP o AES con las que se protegerá el tráfico entre el <text:s/>cliente y el punto de acceso.</text:span></text:p>
      <text:p text:style-name="P1"><text:span text:style-name="T38"/></text:p>
      <text:p text:style-name="P1"><text:span text:style-name="T38">WPA2</text:span><text:span text:style-name="T40"> fue lazada en septiembre de 2004 por la Wi-Fi Alliance. WPA2 es la versión <text:s/>certificada que cumple completamente el estándar 802.11i ratificado en junio de 2004.</text:span></text:p>
      <text:p text:style-name="P3"><text:span text:style-name="T40"/></text:p>
      <text:p text:style-name="P1"><text:span text:style-name="T40">Análogamente a WPA tenemos dos vertientes: la autentificación y la encriptación de datos. Para el primer elemento utiliza 802.1x / EAP o bien PSK. Para la encriptación se utiliza un algoritmo mejor que el TKIP, concretamente el AES. En el modo Enterprise el sistema trabaja gestionada mente asignando a cada usuario <text:s/>una única clave de identificación, lo que proporciona un alto nivel de seguridad. Para la autentificación el sistema utiliza el ya comentado 802.1x y para la encriptación un algoritmo de cifrado mejor que el TKIP, el AES. Para el caso de funcionamiento en la versión personal, se utiliza una clave compartida (PSK) que es manualmente <text:s/>introducida por el usuario tanto en el punto de acceso como en las máquinas cliente, utilizando para la encriptación o bien TKIP o AES. </text:span></text:p>
      <text:p text:style-name="P45"><text:span text:style-name="T3"/></text:p>
      <text:p text:style-name="P45"><text:span text:style-name="T3">TKIP es un conjunto de algoritmos que funciona como un contenedor de WEP, que permite a los usuarios de equipos antiguos WLAN para actualizar a TKIP sin tener que reemplazar hardware. TKIP utiliza la programación original de WEP, pero se ajusta con código adicional. Al igual que WEP,  TKIP utiliza el algoritmo de cifrado RC4 como base. Se trata básicamente de un parche para los dispositivos compatibles con WEP. El problema con el original WEP es que un atacante podría recuperar la clave después de capturar una cantidad relativamente pequeña de su tráfico. Con WPA-TKIP este problema queda resuelto</text:span><text:span text:style-name="T10">.</text:span></text:p>
      <text:p text:style-name="P4"><text:span text:style-name="T49"/></text:p>
      <text:p text:style-name="P6"><text:span text:style-name="T49">Esquema de cifrado WPA TKIP</text:span></text:p>
      <text:p text:style-name="P48"/>
      <text:p text:style-name="P45"><text:span text:style-name="T44">Aunque TKIP es útil para mejorar la seguridad en los dispositivos equipados originalmente con WEP, no se ocupa de todos los problemas de seguridad que enfrentan las redes WLAN y no puede ser suficientemente fiable ni eficiente para la transmisión de datos sensibles corporativos y gubernamentales. </text:span><text:span text:style-name="apple-converted-space"><text:span text:style-name="T44"> </text:span></text:span><text:span text:style-name="T45">AES ofrece un mayor nivel de seguridad</text:span><text:span text:style-name="apple-converted-space"><text:span text:style-name="T44"> </text:span></text:span><text:span text:style-name="T44">y está aprobado para su uso por el gobierno, ya que es un sistema de cifrado totalmente independiente. Además </text:span><text:span text:style-name="T45">requiere menos ancho de banda</text:span><text:span text:style-name="apple-converted-space"><text:span text:style-name="T44"> </text:span></text:span><text:span text:style-name="T44">y tiempo de procesamiento que TKIP. La parte menos positiva es que necesitamos que el hardware sea compatible lo que en algunos casos nos obliga a actualizarlo.</text:span></text:p>
      <text:p text:style-name="P49"><text:bookmark text:name="_GoBack"/></text:p>
      <text:list xml:id="list3874671261727670148" text:style-name="WWNum13">
        <text:list-header>
          <text:p text:style-name="P53"><text:span text:style-name="T40">El pseudocódigo de AES es el siguiente:</text:span></text:p>
          <text:p text:style-name="P53"><text:span text:style-name="T31"/></text:p>
          <text:p text:style-name="P53"><text:span text:style-name="T31">Expansión de la clave usando el </text:span><text:a xlink:type="simple" xlink:href="http://es.wikipedia.org/w/index.php?title=Esquema_de_claves_de_Rijndael&amp;action=edit&amp;redlink=1">esquema de claves de Rijndael</text:a><text:span text:style-name="T31">.</text:span></text:p>
          <text:p text:style-name="P53"><text:span text:style-name="T31"/></text:p>
          <text:p text:style-name="P53"><text:soft-page-break/><text:span text:style-name="T31">Etapa inicial:</text:span></text:p>
        </text:list-header>
      </text:list>
      <text:list xml:id="list6720243241812220368" text:style-name="WWNum21">
        <text:list-header>
          <text:p text:style-name="P12"><text:span text:style-name="T32">AddRoundKey</text:span></text:p>
        </text:list-header>
      </text:list>
      <text:list xml:id="list4085744031819485666" text:style-name="WWNum20">
        <text:list-header>
          <text:p text:style-name="P54"><text:span text:style-name="T31"/></text:p>
          <text:p text:style-name="P54"><text:span text:style-name="T31">Rondas:</text:span></text:p>
        </text:list-header>
      </text:list>
      <text:list xml:id="list7861064584933848830" text:style-name="WWNum22">
        <text:list-header>
          <text:p text:style-name="P55"><text:span text:style-name="T32"/></text:p>
          <text:p text:style-name="P55"><text:span text:style-name="T32">SubBytes</text:span><text:span text:style-name="T31"> — en este paso se realiza una sustitución no lineal donde cada byte es reemplazado con otro de acuerdo a una </text:span><text:a xlink:type="simple" xlink:href="http://es.wikipedia.org/w/index.php?title=Caja-S_de_Rijndael&amp;action=edit&amp;redlink=1">tabla de búsqueda</text:a><text:span text:style-name="T31">.</text:span></text:p>
          <text:p text:style-name="P55"><text:span text:style-name="T32"/></text:p>
          <text:p text:style-name="P55"><text:span text:style-name="T32">ShiftRows</text:span><text:span text:style-name="T31"> — en este paso se realiza una transposición donde cada fila del «state» es rotada de manera cíclica un número determinado de veces.</text:span></text:p>
          <text:p text:style-name="P57"><text:span text:style-name="T32"/></text:p>
          <text:p text:style-name="P55"><text:span text:style-name="T32">MixColumns</text:span><text:span text:style-name="T31"> — operación de mezclado que opera en las columnas del «state», combinando los cuatro bytes en cada columna usando una </text:span><text:a xlink:type="simple" xlink:href="http://es.wikipedia.org/wiki/Transformaci%C3%B3n_lineal">transformación lineal</text:a><text:span text:style-name="T31">.</text:span></text:p>
          <text:p text:style-name="P56"><text:span text:style-name="T32"/></text:p>
          <text:p text:style-name="P55"><text:span text:style-name="T32">AddRoundKey</text:span><text:span text:style-name="T31"> — cada byte del «state» es combinado con la clave «round»; cada clave «round» se deriva de la clave de cifrado usando una </text:span><text:a xlink:type="simple" xlink:href="http://es.wikipedia.org/w/index.php?title=Iteraci%C3%B3n_de_la_clave&amp;action=edit&amp;redlink=1">iteración de la clave</text:a><text:span text:style-name="T31">.</text:span></text:p>
        </text:list-header>
      </text:list>
      <text:list xml:id="list7205886871685651961" text:style-name="WWNum17">
        <text:list-header>
          <text:p text:style-name="P17"><text:span text:style-name="T31"/></text:p>
          <text:p text:style-name="P17"><text:span text:style-name="T31">Etapa final:</text:span></text:p>
          <text:p text:style-name="P17"><text:span text:style-name="T32">SubBytes</text:span></text:p>
        </text:list-header>
      </text:list>
      <text:list xml:id="list231681817390630626" text:style-name="WWNum23">
        <text:list-header>
          <text:p text:style-name="P13"><text:span text:style-name="T32">ShiftRows</text:span></text:p>
          <text:p text:style-name="P13"><text:span text:style-name="T32">AddRoundKey</text:span></text:p>
        </text:list-header>
      </text:list>
      <text:p text:style-name="P47"/>
      <text:p text:style-name="P46"/>
      <text:p text:style-name="P49"/>
      <text:p text:style-name="P45"><text:span text:style-name="T44">En la configuración de los routers actuales</text:span><text:span text:style-name="apple-converted-space"><text:span text:style-name="T44"> </text:span></text:span><text:span text:style-name="T45">podemos escoger 3 opciones: TKIP, AES o TKIP+AES</text:span><text:span text:style-name="T44">. Esta última opción permitirá conexiones TKIP si el hardware del dispositivo cliente no fuese compatible con AES. Siempre que tengamos hardware compatible, escogeremos AES, ya que TKIP+AES supondría una pequeña brecha de seguridad y un incremento en el consumo de ancho de banda.</text:span></text:p>
      <text:p text:style-name="P3"/>
      <text:p text:style-name="P1"><text:span text:style-name="T50">Debilidades:</text:span></text:p>
      <text:p text:style-name="P30"><text:span text:style-name="T3">Desgraciadamente WPA / WPA2 no está exento de problemas, entre los más destacados tenemos: </text:span></text:p>
      <text:p text:style-name="P30"><text:span text:style-name="T5"/></text:p>
      <text:p text:style-name="P30"><text:span text:style-name="T5">Vulnerabilidad contra la clave PSK</text:span></text:p>
      <text:p text:style-name="P32"/>
      <text:p text:style-name="P5"><text:span text:style-name="T41">La vulnerabilidad más práctica es el ataque contra la clave PSK de WPA/WPA2. PSK proporciona una al­ternativa a la generación de 802.1X PMK usando un servidor de auten­ticación. Es una cadena de 256 bits o una frase de 8 a 63 caracteres, usada para generar una cadena uti­lizando un algoritmo conocido: PSK = PMK = PBKDF2(frase, SSID, SSID length, 4096, 256), donde PBKDF2 es un método utilizado en PKCS#5, 4096 es el número de hashes y 256 la longitud del resulta­do. La PTK es derivada de la PMK utilizando el </text:span><text:span text:style-name="T36">4-Way Handshake </text:span><text:span text:style-name="T41">y toda la información utilizada para calcular su valor se transmite en formato de texto.</text:span></text:p>
      <text:p text:style-name="P5"><text:span text:style-name="T41">La fuerza de PTK radica en el valor de PMK, que para PSK signifi­ca exactamente la solidez de la fra­se. </text:span></text:p>
      <text:p text:style-name="P5"><text:span text:style-name="T41"/></text:p>
      <text:p text:style-name="P5"><text:span text:style-name="T41">El segundo mensaje del </text:span><text:span text:style-name="T36">4-Way Handshake </text:span><text:span text:style-name="T41">podría verse sometido a ataques de diccionario o ataques offline de fuerza bruta. </text:span></text:p>
      <text:p text:style-name="P5"><text:soft-page-break/><text:span text:style-name="T41">El diseño del protocolo significa que el método de la fuerza bruta es muy lento. La PMK no puede ser pre-calculada porque la frase de acceso está codificada adicionalmente se­gún la ESSID. Una buena frase que no esté en un diccionario (de unos 20 caracteres) debe ser escogida para protegerse eficazmente de esta debilidad.</text:span></text:p>
      <text:p text:style-name="P5"><text:span text:style-name="T39"/></text:p>
      <text:p text:style-name="P5"><text:span text:style-name="T39"/></text:p>
      <text:p text:style-name="P5"><text:span text:style-name="T39">Vulnerabilidad de denegación del servicio</text:span></text:p>
      <text:p text:style-name="P15"/>
      <text:p text:style-name="P5"><text:span text:style-name="T41">La otra debilidad WPA es una posibilidad de Negación del Servi­cio durante el </text:span><text:span text:style-name="T36">4-Way Handshake</text:span><text:span text:style-name="T41">. Debido a que el primer men­saje del </text:span><text:span text:style-name="T36">4-Way Handshake </text:span><text:span text:style-name="T41">no está autenticado, y cada cliente tiene que guardar cada primer mensaje hasta que reciban un tercer mensaje válido (firmado), dejando al cliente poten­cialmente vulnerable ante el agota­miento de memoria. Haciendo un spoofing del primer mensaje enviado por el punto de acceso, un atacante podría realizar un ataque DoS (denegación del servicio) sobre el cliente si es posible que existan varias sesiones simultáneas.</text:span></text:p>
      <text:p text:style-name="P5"><text:span text:style-name="T39"/></text:p>
      <text:p text:style-name="P5"><text:span text:style-name="T39"/></text:p>
      <text:p text:style-name="P5"><text:span text:style-name="T39">Vulnerabilidad en el Temporal Key Hash</text:span></text:p>
      <text:p text:style-name="P15"/>
      <text:p text:style-name="P30"><text:span text:style-name="T20">La debilidad final conocida es la posibilidad teórica de un ataque con­tra el </text:span><text:span text:style-name="T12">Temporal Key Hash </text:span><text:span text:style-name="T20">de WPA, que implica una complejidad de ata­que reducida (de ∂128 a ∂105) bajo ciertas circunstancias </text:span></text:p>
      <text:p text:style-name="P30"><text:span text:style-name="T20">WPA/WPA2 se ven sometidas a vulnerabilidades que afectan a otros mecanismos estándar de 802.11i, como son los ataques con spo­ofing de mensajes 802.1X (</text:span><text:span text:style-name="T12">EAPoL Logoff</text:span><text:span text:style-name="T20">, </text:span><text:span text:style-name="T12">EAPoL Start</text:span><text:span text:style-name="T20">, </text:span><text:span text:style-name="T12">EAP Failure </text:span><text:span text:style-name="T20">etc.), </text:span></text:p>
      <text:p text:style-name="P30"><text:span text:style-name="T20">Por último, es importante destacar que el uso del protocolo WPA/WPA2 no tiene protección alguna frente a ataques sobre las tecnologías en que se ba­san, como puede ser la intercepción de frecuencias de radio, Negación del Servicio a través de violaciones de 802.11, de-autenticación, de-aso­ciación, etc.</text:span></text:p>
      <text:p text:style-name="P30"><text:span text:style-name="T8"/></text:p>
      <text:p text:style-name="P30"><text:span text:style-name="T8"/></text:p>
      <text:p text:style-name="P30"><text:span text:style-name="T8">Debilidades EAP</text:span></text:p>
      <text:p text:style-name="P31"/>
      <text:p text:style-name="P30"><text:span text:style-name="T20">El protocolo de autenticación IEEE 802.1X es un entorno desarrollado originalmente para redes de cable, y posee mecanismos de autenticación, autorización y distribución de claves y además incorpora controles de acceso para los usuarios que se unan a la red. La arquitectura IEEE 802.1X está compuesta por tres entidades funcionales:</text:span></text:p>
      <text:p text:style-name="P30"><text:span text:style-name="T20"/></text:p>
      <text:p text:style-name="P30"><text:span text:style-name="T20">el suplicante que se une a la red</text:span></text:p>
      <text:p text:style-name="P30"><text:span text:style-name="T20"/></text:p>
      <text:p text:style-name="P30"><text:span text:style-name="T20">el autenticador que hace el control de acceso</text:span></text:p>
      <text:p text:style-name="P30"><text:span text:style-name="T20"/></text:p>
      <text:p text:style-name="P30"><text:span text:style-name="T20">el servidor de autenticación que toma las decisiones de autorización.</text:span></text:p>
      <text:p text:style-name="P31"/>
      <text:p text:style-name="P30"><text:span text:style-name="T20">En las redes inalámbricas, el punto de acceso sirve de autenticador. Cada puerto físico (puerto virtual en las redes inalámbricas) se divide en dos puertos lógicos, formando la PAE (</text:span><text:span text:style-name="T12">Port Access Entity</text:span><text:span text:style-name="T20">). La PAE de autenticación está siempre abierta y permite el paso de procesos de autenticación, mientras que el PAE de servicio sólo se abre tras una autenticación exitosa (por ejemplo, una autorización) por un tiempo limitado (3600 segundos por defecto). La decisión de permitir acceso está hecha por lo general por la tercera entidad, el servidor de autenticación (que puede ser un servidor Radius dedi­cado o </text:span></text:p>
      <text:p text:style-name="P30"><text:soft-page-break/><text:span text:style-name="T20"><text:s/>un simple proceso funcionando en el punto de acceso). </text:span></text:p>
      <text:p text:style-name="P2"/>
      <text:p text:style-name="P1"><text:span text:style-name="T1"/></text:p>
      <text:p text:style-name="P9"><text:span text:style-name="T48">Protocolos de autenticación RADIUS.</text:span></text:p>
      <text:p text:style-name="P38"/>
      <text:p text:style-name="P44"><text:bookmark text:name="_GoBack1"/><text:span text:style-name="T21">RADIUS</text:span><text:span text:style-name="apple-converted-space"><text:span text:style-name="T22"> </text:span></text:span><text:span text:style-name="T22">(</text:span><text:span text:style-name="T24">r</text:span><text:span text:style-name="T23">emote</text:span><text:span text:style-name="apple-converted-space"><text:span text:style-name="T23"> </text:span></text:span><text:span text:style-name="T24">a</text:span><text:span text:style-name="T23">uthentication</text:span><text:span text:style-name="apple-converted-space"><text:span text:style-name="T23"> </text:span></text:span><text:span text:style-name="T24">d</text:span><text:span text:style-name="T23">ial-</text:span><text:span text:style-name="T24">i</text:span><text:span text:style-name="T23">n</text:span><text:span text:style-name="apple-converted-space"><text:span text:style-name="T23"> </text:span></text:span><text:span text:style-name="T24">u</text:span><text:span text:style-name="T23">ser</text:span><text:span text:style-name="apple-converted-space"><text:span text:style-name="T23"> </text:span></text:span><text:span text:style-name="T24">s</text:span><text:span text:style-name="T23">erver</text:span><text:span text:style-name="T22">). </text:span><text:span text:style-name="T10">Es un protocolo de</text:span><text:span text:style-name="apple-converted-space"><text:span text:style-name="T10"> </text:span></text:span><text:a xlink:type="simple" xlink:href="http://es.wikipedia.org/wiki/Autenticaci%C3%B3n"><text:span text:style-name="T27">autenticación</text:span></text:a><text:span text:style-name="apple-converted-space"><text:span text:style-name="T10"> </text:span></text:span><text:span text:style-name="T10">y autorización para aplicaciones de acceso a la red o movilidad IP. Utiliza el puerto 1812</text:span><text:span text:style-name="apple-converted-space"><text:span text:style-name="T10"> </text:span></text:span><text:a xlink:type="simple" xlink:href="http://es.wikipedia.org/wiki/UDP"><text:span text:style-name="T27">UDP</text:span></text:a><text:span text:style-name="apple-converted-space"><text:span text:style-name="T10"> </text:span></text:span><text:span text:style-name="T10">para establecer sus conexiones.</text:span></text:p>
      <text:p text:style-name="P41"><text:span text:style-name="T10">Radius es usado para notificar eventos como:</text:span></text:p>
      <text:p text:style-name="P41"><text:span text:style-name="T10">Inicio sesión de usuario</text:span></text:p>
      <text:p text:style-name="P41"><text:span text:style-name="T10">Final sesión de usuario</text:span></text:p>
      <text:p text:style-name="P41"><text:span text:style-name="T10">Total de paquetes transferidos durante la sesión</text:span></text:p>
      <text:p text:style-name="P41"><text:span text:style-name="T10">Volumen de datos transferidos durante la sesión</text:span></text:p>
      <text:p text:style-name="P41"><text:span text:style-name="T10">Razón para la terminación de la sesión</text:span></text:p>
      <text:p text:style-name="P40"><text:span text:style-name="T10">Cuando se realiza la conexión con un</text:span><text:span text:style-name="apple-converted-space"><text:span text:style-name="T10"> </text:span></text:span><text:a xlink:type="simple" xlink:href="http://es.wikipedia.org/wiki/ISP_(Internet)"><text:span text:style-name="T27">proveedor</text:span></text:a><text:span text:style-name="T10"> de servicios de servicios mediante</text:span><text:span text:style-name="apple-converted-space"><text:span text:style-name="T10"> </text:span></text:span><text:a xlink:type="simple" xlink:href="http://es.wikipedia.org/wiki/M%C3%B3dem"><text:span text:style-name="T27">módem</text:span></text:a><text:span text:style-name="T10">,</text:span><text:span text:style-name="apple-converted-space"><text:span text:style-name="T10"> </text:span></text:span><text:a xlink:type="simple" xlink:href="http://es.wikipedia.org/wiki/Asymmetric_Digital_Subscriber_Line"><text:span text:style-name="T27">DSL</text:span></text:a><text:span text:style-name="T10">,</text:span><text:span text:style-name="apple-converted-space"><text:span text:style-name="T10"> </text:span></text:span><text:a xlink:type="simple" xlink:href="http://es.wikipedia.org/wiki/Cablem%C3%B3dem"><text:span text:style-name="T27">cablemódem</text:span></text:a><text:span text:style-name="T10">,</text:span><text:span text:style-name="apple-converted-space"><text:span text:style-name="T10"> </text:span></text:span><text:a xlink:type="simple" xlink:href="http://es.wikipedia.org/wiki/Ethernet"><text:span text:style-name="T27">Ethernet</text:span></text:a><text:span text:style-name="apple-converted-space"><text:span text:style-name="T10"> </text:span></text:span><text:span text:style-name="T10">o</text:span><text:span text:style-name="apple-converted-space"><text:span text:style-name="T10"> </text:span></text:span><text:a xlink:type="simple" xlink:href="http://es.wikipedia.org/wiki/Wi-Fi"><text:span text:style-name="T27">Wi-Fi</text:span></text:a><text:span text:style-name="T10">, se envía una información que generalmente es un nombre de usuario y una contraseña. Esta información se transfiere a un dispositivo</text:span><text:span text:style-name="apple-converted-space"><text:span text:style-name="T10"> </text:span></text:span><text:a xlink:type="simple" xlink:href="http://es.wikipedia.org/wiki/Network_Access_Server"><text:span text:style-name="T27">Network Access Server (NAS)</text:span></text:a><text:span text:style-name="apple-converted-space"><text:span text:style-name="T10"> </text:span></text:span><text:span text:style-name="T10">sobre el protocolo</text:span><text:span text:style-name="apple-converted-space"><text:span text:style-name="T10"> </text:span></text:span><text:a xlink:type="simple" xlink:href="http://es.wikipedia.org/wiki/Point-to-Point_Protocol"><text:span text:style-name="T27">PPP</text:span></text:a><text:span text:style-name="T10">, quien redirige la petición a un servidor RADIUS sobre el protocolo RADIUS. El servidor RADIUS comprueba que la información es correcta utilizando esquemas de autenticación como</text:span><text:span text:style-name="apple-converted-space"><text:span text:style-name="T10"> </text:span></text:span><text:a xlink:type="simple" xlink:href="http://es.wikipedia.org/wiki/Password_Authentication_Protocol"><text:span text:style-name="T27">PAP</text:span></text:a><text:span text:style-name="T10">,</text:span><text:span text:style-name="apple-converted-space"><text:span text:style-name="T10"> </text:span></text:span><text:a xlink:type="simple" xlink:href="http://es.wikipedia.org/wiki/CHAP"><text:span text:style-name="T27">CHAP</text:span></text:a><text:span text:style-name="apple-converted-space"><text:span text:style-name="T10"> </text:span></text:span><text:span text:style-name="T10">o</text:span><text:span text:style-name="apple-converted-space"><text:span text:style-name="T10"> </text:span></text:span><text:a xlink:type="simple" xlink:href="http://es.wikipedia.org/wiki/Extensible_Authentication_Protocol"><text:span text:style-name="T27">EAP</text:span></text:a><text:span text:style-name="T10">. Si es aceptado, el servidor autorizará el acceso al sistema del ISP y le asigna los recursos de red como una</text:span><text:span text:style-name="apple-converted-space"><text:span text:style-name="T10"> </text:span></text:span><text:a xlink:type="simple" xlink:href="http://es.wikipedia.org/wiki/Direcci%C3%B3n_IP"><text:span text:style-name="T27">dirección IP</text:span></text:a><text:span text:style-name="T10">, y otros parámetros como</text:span><text:span text:style-name="apple-converted-space"><text:span text:style-name="T10"> </text:span></text:span><text:a xlink:type="simple" xlink:href="http://es.wikipedia.org/wiki/L2TP"><text:span text:style-name="T27">L2TP</text:span></text:a><text:span text:style-name="T10">, etc.</text:span></text:p>
      <text:p text:style-name="P39"/>
      <text:p text:style-name="P40"><text:span text:style-name="T10">Una de las características más importantes del protocolo RADIUS es su capacidad de manejar sesiones, notificando cuando comienza y termina una conexión, así que al usuario se le podrá determinar su consumo y facturar en consecuencia; los datos se pueden utilizar con propósitos estadísticos.</text:span><text:span text:style-name="T3"> </text:span></text:p>
      <text:p text:style-name="P40"><text:span text:style-name="T10">RADIUS fue desarrollado originalmente por Livingston Enterprises para la serie PortMaster de sus Servidores de Acceso a la Red(</text:span><text:a xlink:type="simple" xlink:href="http://es.wikipedia.org/wiki/Network_access_server"><text:span text:style-name="T27">NAS</text:span></text:a><text:span text:style-name="T10">), más tarde se publicó como</text:span><text:span text:style-name="apple-converted-space"><text:span text:style-name="T10"> </text:span></text:span><text:a xlink:type="simple" xlink:href="http://tools.ietf.org/html/rfc2138"><text:span text:style-name="T27">RFC 2138</text:span></text:a><text:span text:style-name="apple-converted-space"><text:span text:style-name="T10"> </text:span></text:span><text:span text:style-name="T10">y</text:span><text:span text:style-name="apple-converted-space"><text:span text:style-name="T10"> </text:span></text:span><text:a xlink:type="simple" xlink:href="http://tools.ietf.org/html/rfc2139"><text:span text:style-name="T27">RFC 2139</text:span></text:a><text:span text:style-name="T10">. Actualmente existen muchos servidores RADIUS, tanto comerciales como de</text:span><text:span text:style-name="apple-converted-space"><text:span text:style-name="T10"> </text:span></text:span><text:a xlink:type="simple" xlink:href="http://es.wikipedia.org/wiki/C%C3%B3digo_abierto"><text:span text:style-name="T27">código abierto</text:span></text:a><text:span text:style-name="T10">. Las prestaciones pueden variar, pero la mayoría pueden gestionar los usuarios en archivos de texto, servidores</text:span><text:span text:style-name="apple-converted-space"><text:span text:style-name="T10"> </text:span></text:span><text:a xlink:type="simple" xlink:href="http://es.wikipedia.org/wiki/LDAP"><text:span text:style-name="T27">LDAP</text:span></text:a><text:span text:style-name="T10">,</text:span><text:span text:style-name="apple-converted-space"><text:span text:style-name="T10"> </text:span></text:span><text:a xlink:type="simple" xlink:href="http://es.wikipedia.org/wiki/Bases_de_datos"><text:span text:style-name="T27">bases de datos</text:span></text:a><text:span text:style-name="apple-converted-space"><text:span text:style-name="T10"> </text:span></text:span><text:span text:style-name="T10">varias, etc. A menudo se utiliza</text:span><text:span text:style-name="apple-converted-space"><text:span text:style-name="T10"> </text:span></text:span><text:a xlink:type="simple" xlink:href="http://es.wikipedia.org/wiki/SNMP"><text:span text:style-name="T27">SNMP</text:span></text:a><text:span text:style-name="apple-converted-space"><text:span text:style-name="T10"> </text:span></text:span><text:span text:style-name="T10">para monitorear remotamente el servicio. Los servidores Proxy RADIUS se utilizan para una administración centralizada y pueden reescribir paquetes RADIUS al vuelo (por razones de seguridad, o hacer conversiones entre dialectos de diferentes fabricantes)....</text:span></text:p>
      <text:p text:style-name="P40"><text:span text:style-name="T10">RADIUS es extensible, la mayoría de fabricantes de</text:span><text:span text:style-name="apple-converted-space"><text:span text:style-name="T10"> </text:span></text:span><text:a xlink:type="simple" xlink:href="http://es.wikipedia.org/wiki/Software"><text:span text:style-name="T27">software</text:span></text:a><text:span text:style-name="apple-converted-space"><text:span text:style-name="T10"> </text:span></text:span><text:span text:style-name="T10">y</text:span><text:span text:style-name="apple-converted-space"><text:span text:style-name="T10"> </text:span></text:span><text:a xlink:type="simple" xlink:href="http://es.wikipedia.org/wiki/Hardware"><text:span text:style-name="T27">hardware</text:span></text:a><text:span text:style-name="apple-converted-space"><text:span text:style-name="T10"> </text:span></text:span><text:span text:style-name="T10">RADIUS implementan sus propios dialectos.</text:span><text:span text:style-name="T3"> </text:span></text:p>
      <text:p text:style-name="P19"/>
      <text:p text:style-name="P22"><text:span text:style-name="T51"/></text:p>
      <text:p text:style-name="P19"/>
      <text:p text:style-name="P21"/>
      <text:list xml:id="list6414210809717622353" text:style-name="WWNum6">
        <text:list-header>
          <text:p text:style-name="P23"><text:soft-page-break/><text:span text:style-name="T25">El proyecto eduroam</text:span></text:p>
        </text:list-header>
      </text:list>
      <text:p text:style-name="P21"/>
      <text:p text:style-name="P22"><text:span text:style-name="T26">Eduroam (EDUcation ROAMing) es un proyecto internacional creado para facilitar el <text:s/>acceso a Internet a los miembros de las instituciones científico-académicas asociadas, desde cualquiera de estas instituciones. Son miembros de este proyecto la mayor parte <text:s/>de centros europeos de investigación (en http://www.eduroam.es/instituciones.es.php se encuentra una lista de los centros españoles), y algunos otros de la zona del Pacífico <text:s/>Asiático.</text:span></text:p>
      <text:p text:style-name="P21"/>
      <text:p text:style-name="P22"><text:span text:style-name="T26">La arquitectura que se usa para permitir la autenticación en eduroam mediante RADIUS <text:s/>es similar a la que se muestra en la siguiente figura:</text:span></text:p>
      <text:p text:style-name="P22"/>
      <text:p text:style-name="P21"/>
      <text:p text:style-name="P22"><text:span text:style-name="T26">RADIUS se usa habitualmente para permitir roaming entre ISPs o redes de distinta <text:s/>propiedad (como en el proyecto eduroam), y para esto se emplea un identificador <text:s/>conocido como realm, que identifica a qué servidor RADIUS se debe redirigir el <text:s/>proceso de AAA. </text:span></text:p>
      <text:p text:style-name="P22"><text:span text:style-name="T26">Cuando el usuario externo solicita acceso a la red actúa como suplicante, de forma que <text:s/>el punto de acceso (AP) se conecta al servidor RADIUS para que le indique si los <text:s/>credenciales del suplicante le autorizan a acceder a la red. Los credenciales siempre <text:s/>incluyen un nombre de usuario del tipo “usuario@realm”, de forma que al incluir un <text:s/>realm en el nombre del usuario, el servidor RADIUS se da cuenta de que el proceso de <text:s/>AAA lo debe realizar otro servidor RADIUS (siempre y cuando el realm no sea el del <text:s/>propio centro). De esta forma, el servidor local se comporta como un proxy RADIUS, <text:s/>redirigiendo la consulta al servidor RADIUS que realmente tiene información sobre este <text:s/>usuario (la información sobre los posibles servidores asociados se encuentra en una <text:s/>tabla de realms conocidos). </text:span></text:p>
      <text:p text:style-name="P20"/>
      <text:p text:style-name="P22"><text:span text:style-name="T26">Tal y como se observa en la figura anterior, en el caso concreto del proyecto eduroam <text:s/>existe un proxy RADIUS de nivel superior, que conoce todos los realms asociados al <text:s/>proyecto, y al que se le hacen todas las consultas, para que él las redirija al servidor destino de la consulta.</text:span></text:p>
      <text:p text:style-name="P20"/>
      <text:p text:style-name="P22"><text:span text:style-name="T26">Observa que este funcionamiento de RADIUS mediante proxies es otra de las <text:s/>características fundamentales de este protocolo, que permite una organización jerárquica <text:s/>de todo el proceso, y facilita el roaming.</text:span></text:p>
      <text:p text:style-name="P20"/>
      <text:p text:style-name="P22"><text:span text:style-name="T26">Por último recordad que es importante que tanto el suplicante como el servidor </text:span></text:p>
      <text:p text:style-name="P22"><text:span text:style-name="T26">RADIUS destino realicen el proceso de autenticación usando el mismo tipo de EAP. En la siguiente figura se presenta un esquema de algunas de las diversas formas de <text:s/>autenticación que soporta EAP.</text:span></text:p>
      <text:p text:style-name="P25"/>
      <text:list xml:id="list1037066928" text:continue-numbering="true" text:style-name="WWNum6">
        <text:list-header>
          <text:p text:style-name="P24"><text:span text:style-name="T25">Vulnerabilidades de RADIUS</text:span></text:p>
          <text:p text:style-name="P24"><text:span text:style-name="T25"/></text:p>
          <text:p text:style-name="P24"><text:span text:style-name="T26">Ataque de diccionario fuera de línea en RADIUS Shared Secret.</text:span></text:p>
        </text:list-header>
      </text:list>
      <text:p text:style-name="P26"/>
      <text:p text:style-name="P28"><text:span text:style-name="T26">Muchas implementaciones solo permiten shared-secret que sean caracteres ASCII, y menos de 16 caracteres, lo que conlleva a shared secret con entropía baja. También un atacante puede capturar paquetes Access-Request/Response, Accounting-Request o Accounting-Response para un ataque de diccionario fuera de línea. El estado MD5 puede ser pre-computarizado entonces los </text:span><text:soft-page-break/><text:span text:style-name="T26">ataques de diccionario son eficientes. </text:span></text:p>
      <text:p text:style-name="P27"><text:span text:style-name="T26"/></text:p>
      <text:p text:style-name="P29"><text:span text:style-name="T26">Un atacante puede intentar un ataque fuera de línea en cualquier paquete con un atributo EAP-Message. El uso de HMAC-MD5 en el atributo EAP-Message hace el ataque más difícil, entonces el Response Authenticator es el enlace débil.</text:span></text:p>
      <text:p text:style-name="P29"><text:span text:style-name="T26"/></text:p>
      <text:p text:style-name="P29"><text:span text:style-name="T26">Desencripción de atributos ocultos en tiempo.</text:span></text:p>
      <text:p text:style-name="P26"/>
      <text:p text:style-name="P29"><text:span text:style-name="T26">Un atacante autenticado vía PAP, mediante la recolección de paquetes RADIUS Access-Request, puede determinar el keystream usado para proteger el atributo User-Password. También permite la recolección de Request Authenticators/IDs <text:s/>y el correspondiente keystream. Con los keystream capturados, el atacante puede generar nuevos keystream para cada valor Salt. Mienta mas valores tabulados de RA/ID/Salt la desencripción en tiempo real de los atributos User-Password, Tunnel-Password, MPPE-Key es más factible.</text:span></text:p>
      <text:p text:style-name="P29"><text:span text:style-name="T26"/></text:p>
      <text:p text:style-name="P29"><text:span text:style-name="T26">Ataques de texto plano conocidos contra Tunnel-Password.</text:span></text:p>
      <text:p text:style-name="P26"/>
      <text:p text:style-name="P28"><text:span text:style-name="T26">Un atacante crackeando un User-Password pude enviar un Access-Request elaborado y recibir de regreso un Access-Response con el atributo tunnel password y el Salt. Mientas el MD5 (Secret+RA) sea conocido, así como el Salt, es posible calcular inmediatamente el MD5(Secret+RA+Salt) y el Tunnel-Password esta inmediatamente comprometido.</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micSansMS" svg:font-family="ComicSans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SansMS1" svg:font-family="ComicSansM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 style:family="paragraph" style:default-outline-level="">
      <style:paragraph-properties fo:margin-top="0cm" fo:margin-bottom="0cm" style:contextual-spacing="false" fo:line-height="100%" fo:orphans="2" fo:widows="2" style:writing-mode="lr-tb"/>
      <style:text-properties fo:color="#000000" style:font-name="Arial" fo:font-size="12pt" style:font-name-asian="Times New Roman1" style:font-size-asian="12pt" style:language-asian="es" style:country-asian="ES" style:font-name-complex="Arial1" style:font-size-complex="12pt"/>
    </style:style>
    <style:style style:name="Pa17" style:family="paragraph" style:parent-style-name="Standard" style:default-outline-level="">
      <style:paragraph-properties fo:margin-top="0cm" fo:margin-bottom="0cm" style:contextual-spacing="false" style:line-height-at-least="0.318cm"/>
      <style:text-properties style:font-name="Arial" fo:font-size="12pt" style:font-name-asian="Times New Roman1" style:font-size-asian="12pt" style:language-asian="es" style:country-asian="ES" style:font-name-complex="Times New Roman1"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1" style:font-name-complex="Times New Roman1"/>
    </style:style>
    <style:style style:name="ListLabel_20_3" style:display-name="ListLabel 3" style:family="text">
      <style:text-properties style:font-name-complex="Courier New2"/>
    </style:style>
    <style:style style:name="ListLabel_20_4" style:display-name="ListLabel 4" style:family="text">
      <style:text-properties fo:font-size="10pt" style:font-size-asian="10pt" style:font-name-complex="Courier New2"/>
    </style:style>
    <style:style style:name="ListLabel_20_2" style:display-name="ListLabel 2"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o"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0.677cm" fo:text-indent="-0.635cm" fo:margin-left="0.67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47cm" fo:text-indent="-0.635cm" fo:margin-left="1.947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3.217cm" fo:text-indent="-0.635cm" fo:margin-left="3.217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4.487cm" fo:text-indent="-0.635cm" fo:margin-left="4.487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757cm" fo:text-indent="-0.635cm" fo:margin-left="5.757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7.027cm" fo:text-indent="-0.635cm" fo:margin-left="7.027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8.297cm" fo:text-indent="-0.635cm" fo:margin-left="8.297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9.567cm" fo:text-indent="-0.635cm" fo:margin-left="9.567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10.837cm" fo:text-indent="-0.635cm" fo:margin-left="10.83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text:list-tab-stop-position="0.677cm" fo:text-indent="-0.635cm" fo:margin-left="0.67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947cm" fo:text-indent="-0.635cm" fo:margin-left="1.947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text:list-tab-stop-position="3.217cm" fo:text-indent="-0.635cm" fo:margin-left="3.217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4.487cm" fo:text-indent="-0.635cm" fo:margin-left="4.487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757cm" fo:text-indent="-0.635cm" fo:margin-left="5.757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7.027cm" fo:text-indent="-0.635cm" fo:margin-left="7.027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8.297cm" fo:text-indent="-0.635cm" fo:margin-left="8.297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9.567cm" fo:text-indent="-0.635cm" fo:margin-left="9.567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10.837cm" fo:text-indent="-0.635cm" fo:margin-left="10.83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2"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3"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4"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5" style:num-suffix="." style:num-format="1">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6" style:num-suffix="." style:num-format="1">
        <style:list-level-properties text:list-level-position-and-space-mode="label-alignment">
          <style:list-level-label-alignment text:label-followed-by="listtab" text:list-tab-stop-position="12.383cm" fo:text-indent="-0.635cm" fo:margin-left="12.383cm"/>
        </style:list-level-properties>
      </text:list-level-style-number>
      <text:list-level-style-number text:level="7" style:num-suffix="." style:num-format="1">
        <style:list-level-properties text:list-level-position-and-space-mode="label-alignment">
          <style:list-level-label-alignment text:label-followed-by="listtab" text:list-tab-stop-position="13.653cm" fo:text-indent="-0.635cm" fo:margin-left="13.653cm"/>
        </style:list-level-properties>
      </text:list-level-style-number>
      <text:list-level-style-number text:level="8" style:num-suffix="." style:num-format="1">
        <style:list-level-properties text:list-level-position-and-space-mode="label-alignment">
          <style:list-level-label-alignment text:label-followed-by="listtab" text:list-tab-stop-position="14.923cm" fo:text-indent="-0.635cm" fo:margin-left="14.923cm"/>
        </style:list-level-properties>
      </text:list-level-style-number>
      <text:list-level-style-number text:level="9" style:num-suffix="." style:num-format="1">
        <style:list-level-properties text:list-level-position-and-space-mode="label-alignment">
          <style:list-level-label-alignment text:label-followed-by="listtab" text:list-tab-stop-position="16.193cm" fo:text-indent="-0.635cm" fo:margin-left="16.1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o" text:bullet-char="o">
        <style:list-level-properties text:list-level-position-and-space-mode="label-alignment">
          <style:list-level-label-alignment text:label-followed-by="listtab" fo:text-indent="-0.635cm" fo:margin-left="1.884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2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o" text:bullet-char="o">
        <style:list-level-properties text:list-level-position-and-space-mode="label-alignment">
          <style:list-level-label-alignment text:label-followed-by="listtab" text:list-tab-stop-position="2.625cm" fo:text-indent="-0.635cm" fo:margin-left="2.625cm"/>
        </style:list-level-properties>
        <style:text-properties style:font-name="Courier New1"/>
      </text:list-level-style-bullet>
      <text:list-level-style-bullet text:level="2" text:style-name="ListLabel_20_5" style:num-suffix="" text:bullet-char="">
        <style:list-level-properties text:list-level-position-and-space-mode="label-alignment">
          <style:list-level-label-alignment text:label-followed-by="listtab" text:list-tab-stop-position="3.895cm" fo:text-indent="-0.635cm" fo:margin-left="3.89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5.165cm" fo:text-indent="-0.635cm" fo:margin-left="5.165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6.435cm" fo:text-indent="-0.635cm" fo:margin-left="6.43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7.705cm" fo:text-indent="-0.635cm" fo:margin-left="7.705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8.975cm" fo:text-indent="-0.635cm" fo:margin-left="8.97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10.245cm" fo:text-indent="-0.635cm" fo:margin-left="10.245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11.515cm" fo:text-indent="-0.635cm" fo:margin-left="11.5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12.785cm" fo:text-indent="-0.635cm" fo:margin-left="12.78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meta:initial-creator>
    <meta:creation-date>2013-10-20T11:55:37</meta:creation-date>
    <dc:date>2013-10-20T12:38:50</dc:date>
    <dc:creator>rafael </dc:creator>
    <meta:editing-duration>PT10M21S</meta:editing-duration>
    <meta:editing-cycles>1</meta:editing-cycles>
    <meta:document-statistic meta:table-count="0" meta:image-count="0" meta:object-count="0" meta:page-count="11" meta:paragraph-count="121" meta:word-count="3774" meta:character-count="23422" meta:non-whitespace-character-count="19719"/>
    <meta:generator>LibreOffice/4.0.2.2$Linux_X86_64 LibreOffice_project/400m0$Build-2</meta:generator>
  </office:meta>
</office:document-meta>
</file>